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style:use-window-font-color="true"/>
    </style:style>
    <style:style style:name="ce2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ffff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SR" table:style-name="ta1">
        <table:shapes>
          <draw:frame draw:z-index="0" draw:style-name="gr1" draw:text-style-name="P1" svg:width="210mm" svg:height="100mm" svg:x="86.74mm" svg:y="118.64mm">
            <draw:object draw:notify-on-update-of-ranges="ISR.E17:ISR.Y17 ISR.D18:ISR.D18 ISR.E18:ISR.Y18 ISR.D19:ISR.D19 ISR.E19:ISR.Y19 ISR.D20:ISR.D20 ISR.E20:ISR.Y20 ISR.D21:ISR.D21 ISR.E21:ISR.Y21 ISR.D22:ISR.D22 ISR.E22:ISR.Y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row table:style-name="ro1">
          <table:table-cell table:number-columns-repeated="2"/>
          <table:table-cell office:value-type="string" calcext:value-type="string">
            <text:p>フォルダ</text:p>
          </table:table-cell>
          <table:table-cell/>
          <table:table-cell office:value-type="string" calcext:value-type="string">
            <text:p>備考AGG5,CONS6</text:p>
          </table:table-cell>
          <table:table-cell table:number-columns-repeated="2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get switch_agg_rate data from 14 to 19 ( INT )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office:value-type="string" calcext:value-type="string">
            <text:p>AGG RATE</text:p>
          </table:table-cell>
          <table:table-cell table:number-columns-repeated="2"/>
          <table:table-cell office:value-type="string" calcext:value-type="string">
            <text:p>ISR=5</text:p>
          </table:table-cell>
          <table:table-cell office:value-type="float" office:value="1" calcext:value-type="float">
            <text:p>1</text:p>
          </table:table-cell>
          <table:table-cell office:value-type="float" office:value="0.7113" calcext:value-type="float">
            <text:p>0.7113</text:p>
          </table:table-cell>
          <table:table-cell office:value-type="float" office:value="0.966" calcext:value-type="float">
            <text:p>0.966</text:p>
          </table:table-cell>
          <table:table-cell office:value-type="float" office:value="0.9949" calcext:value-type="float">
            <text:p>0.9949</text:p>
          </table:table-cell>
          <table:table-cell office:value-type="float" office:value="1" calcext:value-type="float">
            <text:p>1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787" calcext:value-type="float">
            <text:p>0.9787</text:p>
          </table:table-cell>
          <table:table-cell office:value-type="float" office:value="0.9971" calcext:value-type="float">
            <text:p>0.997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7905" calcext:value-type="float">
            <text:p>0.7905</text:p>
          </table:table-cell>
          <table:table-cell office:value-type="float" office:value="0.7667" calcext:value-type="float">
            <text:p>0.7667</text:p>
          </table:table-cell>
          <table:table-cell office:value-type="float" office:value="1" calcext:value-type="float">
            <text:p>1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9682" calcext:value-type="float">
            <text:p>0.9682</text:p>
          </table:table-cell>
          <table:table-cell office:value-type="float" office:value="0.9971" calcext:value-type="float">
            <text:p>0.9971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4682" calcext:value-type="float">
            <text:p>0.4682</text:p>
          </table:table-cell>
          <table:table-cell/>
          <table:table-cell table:formula="of:=AVERAGE([.E8:.V8])" office:value-type="float" office:value="0.702605555555556" calcext:value-type="float">
            <text:p>0.70260555555555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SR=10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9464" calcext:value-type="float">
            <text:p>0.9464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9998" calcext:value-type="float">
            <text:p>0.9998</text:p>
          </table:table-cell>
          <table:table-cell office:value-type="float" office:value="0.9918" calcext:value-type="float">
            <text:p>0.9918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9788" calcext:value-type="float">
            <text:p>0.978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3564" calcext:value-type="float">
            <text:p>0.3564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9171" calcext:value-type="float">
            <text:p>0.9171</text:p>
          </table:table-cell>
          <table:table-cell office:value-type="float" office:value="0.9319" calcext:value-type="float">
            <text:p>0.9319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4065" calcext:value-type="float">
            <text:p>0.4065</text:p>
          </table:table-cell>
          <table:table-cell/>
          <table:table-cell table:formula="of:=AVERAGE([.E9:.V9])" office:value-type="float" office:value="0.561811111111111" calcext:value-type="float">
            <text:p>0.56181111111111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SR=15</text:p>
          </table:table-cell>
          <table:table-cell office:value-type="float" office:value="0.9564" calcext:value-type="float">
            <text:p>0.9564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9208" calcext:value-type="float">
            <text:p>0.9208</text:p>
          </table:table-cell>
          <table:table-cell office:value-type="float" office:value="0.9732" calcext:value-type="float">
            <text:p>0.9732</text:p>
          </table:table-cell>
          <table:table-cell office:value-type="float" office:value="0.9985" calcext:value-type="float">
            <text:p>0.9985</text:p>
          </table:table-cell>
          <table:table-cell office:value-type="float" office:value="0.9247" calcext:value-type="float">
            <text:p>0.9247</text:p>
          </table:table-cell>
          <table:table-cell office:value-type="float" office:value="0.69" calcext:value-type="float">
            <text:p>0.69</text:p>
          </table:table-cell>
          <table:table-cell office:value-type="float" office:value="0.9777" calcext:value-type="float">
            <text:p>0.977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8" calcext:value-type="float">
            <text:p>0.008</text:p>
          </table:table-cell>
          <table:table-cell office:value-type="float" office:value="0.4484" calcext:value-type="float">
            <text:p>0.4484</text:p>
          </table:table-cell>
          <table:table-cell office:value-type="float" office:value="0.2129" calcext:value-type="float">
            <text:p>0.2129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4859" calcext:value-type="float">
            <text:p>0.4859</text:p>
          </table:table-cell>
          <table:table-cell office:value-type="float" office:value="0.644" calcext:value-type="float">
            <text:p>0.644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3269" calcext:value-type="float">
            <text:p>0.3269</text:p>
          </table:table-cell>
          <table:table-cell/>
          <table:table-cell table:formula="of:=AVERAGE([.E10:.V10])" office:value-type="float" office:value="0.477266666666667" calcext:value-type="float">
            <text:p>0.47726666666666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SR=20</text:p>
          </table:table-cell>
          <table:table-cell office:value-type="float" office:value="0.7475" calcext:value-type="float">
            <text:p>0.7475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8413" calcext:value-type="float">
            <text:p>0.8413</text:p>
          </table:table-cell>
          <table:table-cell office:value-type="float" office:value="0.9387" calcext:value-type="float">
            <text:p>0.9387</text:p>
          </table:table-cell>
          <table:table-cell office:value-type="float" office:value="0.9972" calcext:value-type="float">
            <text:p>0.9972</text:p>
          </table:table-cell>
          <table:table-cell office:value-type="float" office:value="0.6935" calcext:value-type="float">
            <text:p>0.6935</text:p>
          </table:table-cell>
          <table:table-cell office:value-type="float" office:value="0.4893" calcext:value-type="float">
            <text:p>0.4893</text:p>
          </table:table-cell>
          <table:table-cell office:value-type="float" office:value="0.9749" calcext:value-type="float">
            <text:p>0.974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2606" calcext:value-type="float">
            <text:p>0.2606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454" calcext:value-type="float">
            <text:p>0.0454</text:p>
          </table:table-cell>
          <table:table-cell office:value-type="float" office:value="0.5946" calcext:value-type="float">
            <text:p>0.5946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2487" calcext:value-type="float">
            <text:p>0.2487</text:p>
          </table:table-cell>
          <table:table-cell/>
          <table:table-cell table:formula="of:=AVERAGE([.E11:.V11])" office:value-type="float" office:value="0.38095" calcext:value-type="float">
            <text:p>0.3809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SR=25</text:p>
          </table:table-cell>
          <table:table-cell office:value-type="float" office:value="0.3097" calcext:value-type="float">
            <text:p>0.3097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3406" calcext:value-type="float">
            <text:p>0.3406</text:p>
          </table:table-cell>
          <table:table-cell office:value-type="float" office:value="0.8797" calcext:value-type="float">
            <text:p>0.8797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5117" calcext:value-type="float">
            <text:p>0.5117</text:p>
          </table:table-cell>
          <table:table-cell office:value-type="float" office:value="0.3592" calcext:value-type="float">
            <text:p>0.3592</text:p>
          </table:table-cell>
          <table:table-cell office:value-type="float" office:value="0.9711" calcext:value-type="float">
            <text:p>0.97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5858" calcext:value-type="float">
            <text:p>0.585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173" calcext:value-type="float">
            <text:p>0.173</text:p>
          </table:table-cell>
          <table:table-cell/>
          <table:table-cell table:formula="of:=AVERAGE([.E12:.V12])" office:value-type="float" office:value="0.293838888888889" calcext:value-type="float">
            <text:p>0.293838888888889</text:p>
          </table:table-cell>
          <table:table-cell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high ILP av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5</text:p>
          </table:table-cell>
          <table:table-cell table:formula="of:=(1-[.E8])*100" office:value-type="float" office:value="0" calcext:value-type="float">
            <text:p>0</text:p>
          </table:table-cell>
          <table:table-cell table:formula="of:=(1-[.F8])*100" office:value-type="float" office:value="28.87" calcext:value-type="float">
            <text:p>28.87</text:p>
          </table:table-cell>
          <table:table-cell table:formula="of:=(1-[.G8])*100" office:value-type="float" office:value="3.4" calcext:value-type="float">
            <text:p>3.4</text:p>
          </table:table-cell>
          <table:table-cell table:formula="of:=(1-[.H8])*100" office:value-type="float" office:value="0.509999999999999" calcext:value-type="float">
            <text:p>0.509999999999999</text:p>
          </table:table-cell>
          <table:table-cell table:formula="of:=(1-[.I8])*100" office:value-type="float" office:value="0" calcext:value-type="float">
            <text:p>0</text:p>
          </table:table-cell>
          <table:table-cell table:formula="of:=(1-[.J8])*100" office:value-type="float" office:value="0.379999999999991" calcext:value-type="float">
            <text:p>0.379999999999991</text:p>
          </table:table-cell>
          <table:table-cell table:formula="of:=(1-[.K8])*100" office:value-type="float" office:value="2.13" calcext:value-type="float">
            <text:p>2.13</text:p>
          </table:table-cell>
          <table:table-cell table:formula="of:=(1-[.L8])*100" office:value-type="float" office:value="0.28999999999999" calcext:value-type="float">
            <text:p>0.28999999999999</text:p>
          </table:table-cell>
          <table:table-cell table:formula="of:=(1-[.M8])*100" office:value-type="float" office:value="99.85" calcext:value-type="float">
            <text:p>99.85</text:p>
          </table:table-cell>
          <table:table-cell table:formula="of:=(1-[.N8])*100" office:value-type="float" office:value="99.69" calcext:value-type="float">
            <text:p>99.69</text:p>
          </table:table-cell>
          <table:table-cell table:formula="of:=(1-[.O8])*100" office:value-type="float" office:value="20.95" calcext:value-type="float">
            <text:p>20.95</text:p>
          </table:table-cell>
          <table:table-cell table:formula="of:=(1-[.P8])*100" office:value-type="float" office:value="23.33" calcext:value-type="float">
            <text:p>23.33</text:p>
          </table:table-cell>
          <table:table-cell table:formula="of:=(1-[.Q8])*100" office:value-type="float" office:value="0" calcext:value-type="float">
            <text:p>0</text:p>
          </table:table-cell>
          <table:table-cell table:formula="of:=(1-[.R8])*100" office:value-type="float" office:value="99.47" calcext:value-type="float">
            <text:p>99.47</text:p>
          </table:table-cell>
          <table:table-cell table:formula="of:=(1-[.S8])*100" office:value-type="float" office:value="3.17999999999999" calcext:value-type="float">
            <text:p>3.17999999999999</text:p>
          </table:table-cell>
          <table:table-cell table:formula="of:=(1-[.T8])*100" office:value-type="float" office:value="0.28999999999999" calcext:value-type="float">
            <text:p>0.28999999999999</text:p>
          </table:table-cell>
          <table:table-cell table:formula="of:=(1-[.U8])*100" office:value-type="float" office:value="99.79" calcext:value-type="float">
            <text:p>99.79</text:p>
          </table:table-cell>
          <table:table-cell table:formula="of:=(1-[.V8])*100" office:value-type="float" office:value="53.18" calcext:value-type="float">
            <text:p>53.18</text:p>
          </table:table-cell>
          <table:table-cell/>
          <table:table-cell table:formula="of:=(1-[.X8])*100" office:value-type="float" office:value="29.7394444444445" calcext:value-type="float">
            <text:p>29.7394444444445</text:p>
          </table:table-cell>
          <table:table-cell table:formula="of:=([.M18]+[.N18]+[.O18]+[.P18]+[.R18]+[.U18]+[.V18])/7" office:value-type="float" office:value="70.8942857142857" calcext:value-type="float">
            <text:p>70.894285714285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10</text:p>
          </table:table-cell>
          <table:table-cell table:formula="of:=(1-[.E9])*100" office:value-type="float" office:value="0.409999999999999" calcext:value-type="float">
            <text:p>0.409999999999999</text:p>
          </table:table-cell>
          <table:table-cell table:formula="of:=(1-[.F9])*100" office:value-type="float" office:value="94.05" calcext:value-type="float">
            <text:p>94.05</text:p>
          </table:table-cell>
          <table:table-cell table:formula="of:=(1-[.G9])*100" office:value-type="float" office:value="5.36" calcext:value-type="float">
            <text:p>5.36</text:p>
          </table:table-cell>
          <table:table-cell table:formula="of:=(1-[.H9])*100" office:value-type="float" office:value="1.24" calcext:value-type="float">
            <text:p>1.24</text:p>
          </table:table-cell>
          <table:table-cell table:formula="of:=(1-[.I9])*100" office:value-type="float" office:value="0.0199999999999978" calcext:value-type="float">
            <text:p>0.019999999999998</text:p>
          </table:table-cell>
          <table:table-cell table:formula="of:=(1-[.J9])*100" office:value-type="float" office:value="0.819999999999999" calcext:value-type="float">
            <text:p>0.819999999999999</text:p>
          </table:table-cell>
          <table:table-cell table:formula="of:=(1-[.K9])*100" office:value-type="float" office:value="8.83999999999999" calcext:value-type="float">
            <text:p>8.83999999999999</text:p>
          </table:table-cell>
          <table:table-cell table:formula="of:=(1-[.L9])*100" office:value-type="float" office:value="2.12" calcext:value-type="float">
            <text:p>2.12</text:p>
          </table:table-cell>
          <table:table-cell table:formula="of:=(1-[.M9])*100" office:value-type="float" office:value="99.85" calcext:value-type="float">
            <text:p>99.85</text:p>
          </table:table-cell>
          <table:table-cell table:formula="of:=(1-[.N9])*100" office:value-type="float" office:value="99.69" calcext:value-type="float">
            <text:p>99.69</text:p>
          </table:table-cell>
          <table:table-cell table:formula="of:=(1-[.O9])*100" office:value-type="float" office:value="98.91" calcext:value-type="float">
            <text:p>98.91</text:p>
          </table:table-cell>
          <table:table-cell table:formula="of:=(1-[.P9])*100" office:value-type="float" office:value="39.36" calcext:value-type="float">
            <text:p>39.36</text:p>
          </table:table-cell>
          <table:table-cell table:formula="of:=(1-[.Q9])*100" office:value-type="float" office:value="64.36" calcext:value-type="float">
            <text:p>64.36</text:p>
          </table:table-cell>
          <table:table-cell table:formula="of:=(1-[.R9])*100" office:value-type="float" office:value="99.47" calcext:value-type="float">
            <text:p>99.47</text:p>
          </table:table-cell>
          <table:table-cell table:formula="of:=(1-[.S9])*100" office:value-type="float" office:value="8.29" calcext:value-type="float">
            <text:p>8.29</text:p>
          </table:table-cell>
          <table:table-cell table:formula="of:=(1-[.T9])*100" office:value-type="float" office:value="6.80999999999999" calcext:value-type="float">
            <text:p>6.80999999999999</text:p>
          </table:table-cell>
          <table:table-cell table:formula="of:=(1-[.U9])*100" office:value-type="float" office:value="99.79" calcext:value-type="float">
            <text:p>99.79</text:p>
          </table:table-cell>
          <table:table-cell table:formula="of:=(1-[.V9])*100" office:value-type="float" office:value="59.35" calcext:value-type="float">
            <text:p>59.35</text:p>
          </table:table-cell>
          <table:table-cell/>
          <table:table-cell table:formula="of:=(1-[.X9])*100" office:value-type="float" office:value="43.8188888888889" calcext:value-type="float">
            <text:p>43.8188888888889</text:p>
          </table:table-cell>
          <table:table-cell table:formula="of:=([.M19]+[.N19]+[.O19]+[.P19]+[.R19]+[.U19]+[.V19])/7" office:value-type="float" office:value="85.2028571428572" calcext:value-type="float">
            <text:p>85.202857142857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15</text:p>
          </table:table-cell>
          <table:table-cell table:formula="of:=(1-[.E10])*100" office:value-type="float" office:value="4.36" calcext:value-type="float">
            <text:p>4.36</text:p>
          </table:table-cell>
          <table:table-cell table:formula="of:=(1-[.F10])*100" office:value-type="float" office:value="98.86" calcext:value-type="float">
            <text:p>98.86</text:p>
          </table:table-cell>
          <table:table-cell table:formula="of:=(1-[.G10])*100" office:value-type="float" office:value="7.91999999999999" calcext:value-type="float">
            <text:p>7.91999999999999</text:p>
          </table:table-cell>
          <table:table-cell table:formula="of:=(1-[.H10])*100" office:value-type="float" office:value="2.67999999999999" calcext:value-type="float">
            <text:p>2.67999999999999</text:p>
          </table:table-cell>
          <table:table-cell table:formula="of:=(1-[.I10])*100" office:value-type="float" office:value="0.149999999999995" calcext:value-type="float">
            <text:p>0.149999999999995</text:p>
          </table:table-cell>
          <table:table-cell table:formula="of:=(1-[.J10])*100" office:value-type="float" office:value="7.52999999999999" calcext:value-type="float">
            <text:p>7.52999999999999</text:p>
          </table:table-cell>
          <table:table-cell table:formula="of:=(1-[.K10])*100" office:value-type="float" office:value="31" calcext:value-type="float">
            <text:p>31</text:p>
          </table:table-cell>
          <table:table-cell table:formula="of:=(1-[.L10])*100" office:value-type="float" office:value="2.23" calcext:value-type="float">
            <text:p>2.23</text:p>
          </table:table-cell>
          <table:table-cell table:formula="of:=(1-[.M10])*100" office:value-type="float" office:value="99.85" calcext:value-type="float">
            <text:p>99.85</text:p>
          </table:table-cell>
          <table:table-cell table:formula="of:=(1-[.N10])*100" office:value-type="float" office:value="99.69" calcext:value-type="float">
            <text:p>99.69</text:p>
          </table:table-cell>
          <table:table-cell table:formula="of:=(1-[.O10])*100" office:value-type="float" office:value="99.2" calcext:value-type="float">
            <text:p>99.2</text:p>
          </table:table-cell>
          <table:table-cell table:formula="of:=(1-[.P10])*100" office:value-type="float" office:value="55.16" calcext:value-type="float">
            <text:p>55.16</text:p>
          </table:table-cell>
          <table:table-cell table:formula="of:=(1-[.Q10])*100" office:value-type="float" office:value="78.71" calcext:value-type="float">
            <text:p>78.71</text:p>
          </table:table-cell>
          <table:table-cell table:formula="of:=(1-[.R10])*100" office:value-type="float" office:value="99.47" calcext:value-type="float">
            <text:p>99.47</text:p>
          </table:table-cell>
          <table:table-cell table:formula="of:=(1-[.S10])*100" office:value-type="float" office:value="51.41" calcext:value-type="float">
            <text:p>51.41</text:p>
          </table:table-cell>
          <table:table-cell table:formula="of:=(1-[.T10])*100" office:value-type="float" office:value="35.6" calcext:value-type="float">
            <text:p>35.6</text:p>
          </table:table-cell>
          <table:table-cell table:formula="of:=(1-[.U10])*100" office:value-type="float" office:value="99.79" calcext:value-type="float">
            <text:p>99.79</text:p>
          </table:table-cell>
          <table:table-cell table:formula="of:=(1-[.V10])*100" office:value-type="float" office:value="67.31" calcext:value-type="float">
            <text:p>67.31</text:p>
          </table:table-cell>
          <table:table-cell/>
          <table:table-cell table:formula="of:=(1-[.X10])*100" office:value-type="float" office:value="52.2733333333333" calcext:value-type="float">
            <text:p>52.2733333333333</text:p>
          </table:table-cell>
          <table:table-cell table:formula="of:=([.M20]+[.N20]+[.O20]+[.P20]+[.R20]+[.U20]+[.V20])/7" office:value-type="float" office:value="88.6385714285714" calcext:value-type="float">
            <text:p>88.63857142857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20</text:p>
          </table:table-cell>
          <table:table-cell table:formula="of:=(1-[.E11])*100" office:value-type="float" office:value="25.25" calcext:value-type="float">
            <text:p>25.25</text:p>
          </table:table-cell>
          <table:table-cell table:formula="of:=(1-[.F11])*100" office:value-type="float" office:value="99.58" calcext:value-type="float">
            <text:p>99.58</text:p>
          </table:table-cell>
          <table:table-cell table:formula="of:=(1-[.G11])*100" office:value-type="float" office:value="15.87" calcext:value-type="float">
            <text:p>15.87</text:p>
          </table:table-cell>
          <table:table-cell table:formula="of:=(1-[.H11])*100" office:value-type="float" office:value="6.12999999999999" calcext:value-type="float">
            <text:p>6.12999999999999</text:p>
          </table:table-cell>
          <table:table-cell table:formula="of:=(1-[.I11])*100" office:value-type="float" office:value="0.279999999999991" calcext:value-type="float">
            <text:p>0.279999999999991</text:p>
          </table:table-cell>
          <table:table-cell table:formula="of:=(1-[.J11])*100" office:value-type="float" office:value="30.65" calcext:value-type="float">
            <text:p>30.65</text:p>
          </table:table-cell>
          <table:table-cell table:formula="of:=(1-[.K11])*100" office:value-type="float" office:value="51.07" calcext:value-type="float">
            <text:p>51.07</text:p>
          </table:table-cell>
          <table:table-cell table:formula="of:=(1-[.L11])*100" office:value-type="float" office:value="2.50999999999999" calcext:value-type="float">
            <text:p>2.50999999999999</text:p>
          </table:table-cell>
          <table:table-cell table:formula="of:=(1-[.M11])*100" office:value-type="float" office:value="99.88" calcext:value-type="float">
            <text:p>99.88</text:p>
          </table:table-cell>
          <table:table-cell table:formula="of:=(1-[.N11])*100" office:value-type="float" office:value="99.69" calcext:value-type="float">
            <text:p>99.69</text:p>
          </table:table-cell>
          <table:table-cell table:formula="of:=(1-[.O11])*100" office:value-type="float" office:value="99.27" calcext:value-type="float">
            <text:p>99.27</text:p>
          </table:table-cell>
          <table:table-cell table:formula="of:=(1-[.P11])*100" office:value-type="float" office:value="73.94" calcext:value-type="float">
            <text:p>73.94</text:p>
          </table:table-cell>
          <table:table-cell table:formula="of:=(1-[.Q11])*100" office:value-type="float" office:value="99.72" calcext:value-type="float">
            <text:p>99.72</text:p>
          </table:table-cell>
          <table:table-cell table:formula="of:=(1-[.R11])*100" office:value-type="float" office:value="99.53" calcext:value-type="float">
            <text:p>99.53</text:p>
          </table:table-cell>
          <table:table-cell table:formula="of:=(1-[.S11])*100" office:value-type="float" office:value="95.46" calcext:value-type="float">
            <text:p>95.46</text:p>
          </table:table-cell>
          <table:table-cell table:formula="of:=(1-[.T11])*100" office:value-type="float" office:value="40.54" calcext:value-type="float">
            <text:p>40.54</text:p>
          </table:table-cell>
          <table:table-cell table:formula="of:=(1-[.U11])*100" office:value-type="float" office:value="99.79" calcext:value-type="float">
            <text:p>99.79</text:p>
          </table:table-cell>
          <table:table-cell table:formula="of:=(1-[.V11])*100" office:value-type="float" office:value="75.13" calcext:value-type="float">
            <text:p>75.13</text:p>
          </table:table-cell>
          <table:table-cell/>
          <table:table-cell table:formula="of:=(1-[.X11])*100" office:value-type="float" office:value="61.905" calcext:value-type="float">
            <text:p>61.905</text:p>
          </table:table-cell>
          <table:table-cell table:formula="of:=([.M21]+[.N21]+[.O21]+[.P21]+[.R21]+[.U21]+[.V21])/7" office:value-type="float" office:value="92.4614285714286" calcext:value-type="float">
            <text:p>92.461428571428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25</text:p>
          </table:table-cell>
          <table:table-cell table:formula="of:=(1-[.E12])*100" office:value-type="float" office:value="69.03" calcext:value-type="float">
            <text:p>69.03</text:p>
          </table:table-cell>
          <table:table-cell table:formula="of:=(1-[.F12])*100" office:value-type="float" office:value="99.71" calcext:value-type="float">
            <text:p>99.71</text:p>
          </table:table-cell>
          <table:table-cell table:formula="of:=(1-[.G12])*100" office:value-type="float" office:value="65.94" calcext:value-type="float">
            <text:p>65.94</text:p>
          </table:table-cell>
          <table:table-cell table:formula="of:=(1-[.H12])*100" office:value-type="float" office:value="12.03" calcext:value-type="float">
            <text:p>12.03</text:p>
          </table:table-cell>
          <table:table-cell table:formula="of:=(1-[.I12])*100" office:value-type="float" office:value="0.459999999999994" calcext:value-type="float">
            <text:p>0.459999999999994</text:p>
          </table:table-cell>
          <table:table-cell table:formula="of:=(1-[.J12])*100" office:value-type="float" office:value="48.83" calcext:value-type="float">
            <text:p>48.83</text:p>
          </table:table-cell>
          <table:table-cell table:formula="of:=(1-[.K12])*100" office:value-type="float" office:value="64.08" calcext:value-type="float">
            <text:p>64.08</text:p>
          </table:table-cell>
          <table:table-cell table:formula="of:=(1-[.L12])*100" office:value-type="float" office:value="2.88999999999999" calcext:value-type="float">
            <text:p>2.88999999999999</text:p>
          </table:table-cell>
          <table:table-cell table:formula="of:=(1-[.M12])*100" office:value-type="float" office:value="99.88" calcext:value-type="float">
            <text:p>99.88</text:p>
          </table:table-cell>
          <table:table-cell table:formula="of:=(1-[.N12])*100" office:value-type="float" office:value="99.69" calcext:value-type="float">
            <text:p>99.69</text:p>
          </table:table-cell>
          <table:table-cell table:formula="of:=(1-[.O12])*100" office:value-type="float" office:value="99.35" calcext:value-type="float">
            <text:p>99.35</text:p>
          </table:table-cell>
          <table:table-cell table:formula="of:=(1-[.P12])*100" office:value-type="float" office:value="86.4" calcext:value-type="float">
            <text:p>86.4</text:p>
          </table:table-cell>
          <table:table-cell table:formula="of:=(1-[.Q12])*100" office:value-type="float" office:value="99.75" calcext:value-type="float">
            <text:p>99.75</text:p>
          </table:table-cell>
          <table:table-cell table:formula="of:=(1-[.R12])*100" office:value-type="float" office:value="99.58" calcext:value-type="float">
            <text:p>99.58</text:p>
          </table:table-cell>
          <table:table-cell table:formula="of:=(1-[.S12])*100" office:value-type="float" office:value="99.48" calcext:value-type="float">
            <text:p>99.48</text:p>
          </table:table-cell>
          <table:table-cell table:formula="of:=(1-[.T12])*100" office:value-type="float" office:value="41.42" calcext:value-type="float">
            <text:p>41.42</text:p>
          </table:table-cell>
          <table:table-cell table:formula="of:=(1-[.U12])*100" office:value-type="float" office:value="99.87" calcext:value-type="float">
            <text:p>99.87</text:p>
          </table:table-cell>
          <table:table-cell table:formula="of:=(1-[.V12])*100" office:value-type="float" office:value="82.7" calcext:value-type="float">
            <text:p>82.7</text:p>
          </table:table-cell>
          <table:table-cell/>
          <table:table-cell table:formula="of:=(1-[.X12])*100" office:value-type="float" office:value="70.6161111111111" calcext:value-type="float">
            <text:p>70.6161111111111</text:p>
          </table:table-cell>
          <table:table-cell table:formula="of:=([.M22]+[.N22]+[.O22]+[.P22]+[.R22]+[.U22]+[.V22])/7" office:value-type="float" office:value="95.3528571428572" calcext:value-type="float">
            <text:p>95.3528571428572</text:p>
          </table:table-cell>
        </table:table-row>
        <table:table-row table:style-name="ro1" table:number-rows-repeated="32">
          <table:table-cell table:number-columns-repeated="25"/>
        </table:table-row>
        <table:table-row table:style-name="ro1">
          <table:table-cell table:number-columns-repeated="3"/>
          <table:table-cell table:style-name="ce6" table:number-columns-repeated="19"/>
          <table:table-cell table:number-columns-repeated="3"/>
        </table:table-row>
        <table:table-row table:style-name="ro1" table:number-rows-repeated="4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get switch_agg_rate data from 40 to 44 ( FP )</text:p>
          </table:table-cell>
          <table:table-cell table:number-columns-repeated="9"/>
          <table:table-cell table:style-name="ce6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 office:value-type="string" calcext:value-type="string">
            <text:p>average </text:p>
          </table:table-cell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7113" calcext:value-type="float">
            <text:p>0.7113</text:p>
          </table:table-cell>
          <table:table-cell office:value-type="float" office:value="0.966" calcext:value-type="float">
            <text:p>0.966</text:p>
          </table:table-cell>
          <table:table-cell office:value-type="float" office:value="0.9949" calcext:value-type="float">
            <text:p>0.9949</text:p>
          </table:table-cell>
          <table:table-cell office:value-type="float" office:value="1" calcext:value-type="float">
            <text:p>1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787" calcext:value-type="float">
            <text:p>0.9787</text:p>
          </table:table-cell>
          <table:table-cell office:value-type="float" office:value="0.9971" calcext:value-type="float">
            <text:p>0.997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7905" calcext:value-type="float">
            <text:p>0.7905</text:p>
          </table:table-cell>
          <table:table-cell office:value-type="float" office:value="0.7667" calcext:value-type="float">
            <text:p>0.7667</text:p>
          </table:table-cell>
          <table:table-cell office:value-type="float" office:value="1" calcext:value-type="float">
            <text:p>1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9682" calcext:value-type="float">
            <text:p>0.9682</text:p>
          </table:table-cell>
          <table:table-cell office:value-type="float" office:value="0.9971" calcext:value-type="float">
            <text:p>0.9971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4682" calcext:value-type="float">
            <text:p>0.4682</text:p>
          </table:table-cell>
          <table:table-cell office:value-type="float" office:value="0.55569" calcext:value-type="float">
            <text:p>0.55569</text:p>
          </table:table-cell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59" calcext:value-type="float">
            <text:p>0.9959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9464" calcext:value-type="float">
            <text:p>0.9464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9998" calcext:value-type="float">
            <text:p>0.9998</text:p>
          </table:table-cell>
          <table:table-cell office:value-type="float" office:value="0.9918" calcext:value-type="float">
            <text:p>0.9918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9788" calcext:value-type="float">
            <text:p>0.978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3564" calcext:value-type="float">
            <text:p>0.3564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9171" calcext:value-type="float">
            <text:p>0.9171</text:p>
          </table:table-cell>
          <table:table-cell office:value-type="float" office:value="0.9319" calcext:value-type="float">
            <text:p>0.9319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4065" calcext:value-type="float">
            <text:p>0.4065</text:p>
          </table:table-cell>
          <table:table-cell office:value-type="float" office:value="0.35997" calcext:value-type="float">
            <text:p>0.35997</text:p>
          </table:table-cell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564" calcext:value-type="float">
            <text:p>0.9564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9208" calcext:value-type="float">
            <text:p>0.9208</text:p>
          </table:table-cell>
          <table:table-cell office:value-type="float" office:value="0.9732" calcext:value-type="float">
            <text:p>0.9732</text:p>
          </table:table-cell>
          <table:table-cell office:value-type="float" office:value="0.9985" calcext:value-type="float">
            <text:p>0.9985</text:p>
          </table:table-cell>
          <table:table-cell office:value-type="float" office:value="0.9247" calcext:value-type="float">
            <text:p>0.9247</text:p>
          </table:table-cell>
          <table:table-cell office:value-type="float" office:value="0.69" calcext:value-type="float">
            <text:p>0.69</text:p>
          </table:table-cell>
          <table:table-cell office:value-type="float" office:value="0.9777" calcext:value-type="float">
            <text:p>0.977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8" calcext:value-type="float">
            <text:p>0.008</text:p>
          </table:table-cell>
          <table:table-cell office:value-type="float" office:value="0.4484" calcext:value-type="float">
            <text:p>0.4484</text:p>
          </table:table-cell>
          <table:table-cell office:value-type="float" office:value="0.2129" calcext:value-type="float">
            <text:p>0.2129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4859" calcext:value-type="float">
            <text:p>0.4859</text:p>
          </table:table-cell>
          <table:table-cell office:value-type="float" office:value="0.644" calcext:value-type="float">
            <text:p>0.644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3269" calcext:value-type="float">
            <text:p>0.3269</text:p>
          </table:table-cell>
          <table:table-cell office:value-type="float" office:value="0.2374" calcext:value-type="float">
            <text:p>0.2374</text:p>
          </table:table-cell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7475" calcext:value-type="float">
            <text:p>0.7475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8413" calcext:value-type="float">
            <text:p>0.8413</text:p>
          </table:table-cell>
          <table:table-cell office:value-type="float" office:value="0.9387" calcext:value-type="float">
            <text:p>0.9387</text:p>
          </table:table-cell>
          <table:table-cell office:value-type="float" office:value="0.9972" calcext:value-type="float">
            <text:p>0.9972</text:p>
          </table:table-cell>
          <table:table-cell office:value-type="float" office:value="0.6935" calcext:value-type="float">
            <text:p>0.6935</text:p>
          </table:table-cell>
          <table:table-cell office:value-type="float" office:value="0.4893" calcext:value-type="float">
            <text:p>0.4893</text:p>
          </table:table-cell>
          <table:table-cell office:value-type="float" office:value="0.9749" calcext:value-type="float">
            <text:p>0.974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2606" calcext:value-type="float">
            <text:p>0.2606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454" calcext:value-type="float">
            <text:p>0.0454</text:p>
          </table:table-cell>
          <table:table-cell office:value-type="float" office:value="0.5946" calcext:value-type="float">
            <text:p>0.5946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2487" calcext:value-type="float">
            <text:p>0.2487</text:p>
          </table:table-cell>
          <table:table-cell office:value-type="float" office:value="0.12992" calcext:value-type="float">
            <text:p>0.12992</text:p>
          </table:table-cell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3097" calcext:value-type="float">
            <text:p>0.3097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3406" calcext:value-type="float">
            <text:p>0.3406</text:p>
          </table:table-cell>
          <table:table-cell office:value-type="float" office:value="0.8797" calcext:value-type="float">
            <text:p>0.8797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5117" calcext:value-type="float">
            <text:p>0.5117</text:p>
          </table:table-cell>
          <table:table-cell office:value-type="float" office:value="0.3592" calcext:value-type="float">
            <text:p>0.3592</text:p>
          </table:table-cell>
          <table:table-cell office:value-type="float" office:value="0.9711" calcext:value-type="float">
            <text:p>0.97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5858" calcext:value-type="float">
            <text:p>0.585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173" calcext:value-type="float">
            <text:p>0.173</text:p>
          </table:table-cell>
          <table:table-cell office:value-type="float" office:value="0.10196" calcext:value-type="float">
            <text:p>0.10196</text:p>
          </table:table-cell>
          <table:table-cell table:style-name="ce6" table:number-columns-repeated="2"/>
        </table:table-row>
        <table:table-row table:style-name="ro1" table:number-rows-repeated="13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4"/>
          <table:table-cell table:style-name="ce6" table:number-columns-repeated="21"/>
        </table:table-row>
        <table:table-row table:style-name="ro1">
          <table:table-cell table:number-columns-repeated="4"/>
          <table:table-cell table:style-name="ce6" table:number-columns-repeated="21"/>
        </table:table-row>
      </table:table>
      <table:table table:name="IPC" table:style-name="ta1">
        <table:shapes>
          <draw:frame draw:z-index="0" draw:style-name="gr1" draw:text-style-name="P1" svg:width="210mm" svg:height="100mm" svg:x="97.83mm" svg:y="116.58mm">
            <draw:object draw:notify-on-update-of-ranges="IPC.E17:IPC.Y17 IPC.D18:IPC.D18 IPC.E18:IPC.Y18 IPC.D19:IPC.D19 IPC.E19:IPC.Y19 IPC.D20:IPC.D20 IPC.E20:IPC.Y20 IPC.D21:IPC.D21 IPC.E21:IPC.Y21 IPC.D22:IPC.D22 IPC.E22:IPC.Y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row table:style-name="ro1">
          <table:table-cell table:number-columns-repeated="2"/>
          <table:table-cell office:value-type="string" calcext:value-type="string">
            <text:p>フォルダ</text:p>
          </table:table-cell>
          <table:table-cell/>
          <table:table-cell office:value-type="string" calcext:value-type="string">
            <text:p>備考AGG5,CONS6</text:p>
          </table:table-cell>
          <table:table-cell table:number-columns-repeated="2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get switch_agg_rate data from 14 to 19 ( INT )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office:value-type="string" calcext:value-type="string">
            <text:p>AGG RAT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PC=2.5</text:p>
          </table:table-cell>
          <table:table-cell office:value-type="float" office:value="0.9117" calcext:value-type="float">
            <text:p>0.9117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9043" calcext:value-type="float">
            <text:p>0.9043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339" calcext:value-type="float">
            <text:p>0.9339</text:p>
          </table:table-cell>
          <table:table-cell office:value-type="float" office:value="0.3098" calcext:value-type="float">
            <text:p>0.3098</text:p>
          </table:table-cell>
          <table:table-cell office:value-type="float" office:value="0.9743" calcext:value-type="float">
            <text:p>0.974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1007" calcext:value-type="float">
            <text:p>0.1007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6181" calcext:value-type="float">
            <text:p>0.618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AVERAGE([.E8:.V8])" office:value-type="float" office:value="0.375844444444444" calcext:value-type="float">
            <text:p>0.3758444444444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PC=3.0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1112" calcext:value-type="float">
            <text:p>0.1112</text:p>
          </table:table-cell>
          <table:table-cell office:value-type="float" office:value="0.9246" calcext:value-type="float">
            <text:p>0.9246</text:p>
          </table:table-cell>
          <table:table-cell office:value-type="float" office:value="0.9888" calcext:value-type="float">
            <text:p>0.9888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9912" calcext:value-type="float">
            <text:p>0.9912</text:p>
          </table:table-cell>
          <table:table-cell office:value-type="float" office:value="0.6961" calcext:value-type="float">
            <text:p>0.6961</text:p>
          </table:table-cell>
          <table:table-cell office:value-type="float" office:value="0.9798" calcext:value-type="float">
            <text:p>0.979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2042" calcext:value-type="float">
            <text:p>0.2042</text:p>
          </table:table-cell>
          <table:table-cell office:value-type="float" office:value="1" calcext:value-type="float">
            <text:p>1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1817" calcext:value-type="float">
            <text:p>0.1817</text:p>
          </table:table-cell>
          <table:table-cell office:value-type="float" office:value="0.8843" calcext:value-type="float">
            <text:p>0.884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AVERAGE([.E9:.V9])" office:value-type="float" office:value="0.498505555555556" calcext:value-type="float">
            <text:p>0.4985055555555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PC=3.5</text:p>
          </table:table-cell>
          <table:table-cell office:value-type="float" office:value="1" calcext:value-type="float">
            <text:p>1</text:p>
          </table:table-cell>
          <table:table-cell office:value-type="float" office:value="0.8699" calcext:value-type="float">
            <text:p>0.8699</text:p>
          </table:table-cell>
          <table:table-cell office:value-type="float" office:value="0.9442" calcext:value-type="float">
            <text:p>0.9442</text:p>
          </table:table-cell>
          <table:table-cell office:value-type="float" office:value="0.9953" calcext:value-type="float">
            <text:p>0.9953</text:p>
          </table:table-cell>
          <table:table-cell office:value-type="float" office:value="1" calcext:value-type="float">
            <text:p>1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511" calcext:value-type="float">
            <text:p>0.9511</text:p>
          </table:table-cell>
          <table:table-cell office:value-type="float" office:value="0.9979" calcext:value-type="float">
            <text:p>0.997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3874" calcext:value-type="float">
            <text:p>0.3874</text:p>
          </table:table-cell>
          <table:table-cell office:value-type="float" office:value="1" calcext:value-type="float">
            <text:p>1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2102" calcext:value-type="float">
            <text:p>0.2102</text:p>
          </table:table-cell>
          <table:table-cell/>
          <table:table-cell table:formula="of:=AVERAGE([.E10:.V10])" office:value-type="float" office:value="0.626316666666667" calcext:value-type="float">
            <text:p>0.6263166666666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IPC=4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93" calcext:value-type="float">
            <text:p>0.95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94" calcext:value-type="float">
            <text:p>0.9994</text:p>
          </table:table-cell>
          <table:table-cell office:value-type="float" office:value="1" calcext:value-type="float">
            <text:p>1</text:p>
          </table:table-cell>
          <table:table-cell office:value-type="float" office:value="0.0031" calcext:value-type="float">
            <text:p>0.0031</text:p>
          </table:table-cell>
          <table:table-cell office:value-type="float" office:value="1" calcext:value-type="float">
            <text:p>1</text:p>
          </table:table-cell>
          <table:table-cell office:value-type="float" office:value="0.5582" calcext:value-type="float">
            <text:p>0.5582</text:p>
          </table:table-cell>
          <table:table-cell office:value-type="float" office:value="1" calcext:value-type="float">
            <text:p>1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9759" calcext:value-type="float">
            <text:p>0.9759</text:p>
          </table:table-cell>
          <table:table-cell office:value-type="float" office:value="1" calcext:value-type="float">
            <text:p>1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366" calcext:value-type="float">
            <text:p>0.366</text:p>
          </table:table-cell>
          <table:table-cell/>
          <table:table-cell table:formula="of:=AVERAGE([.E11:.V11])" office:value-type="float" office:value="0.770183333333333" calcext:value-type="float">
            <text:p>0.77018333333333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PC=4.5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.9951" calcext:value-type="float">
            <text:p>0.9951</text:p>
          </table:table-cell>
          <table:table-cell office:value-type="float" office:value="1" calcext:value-type="float">
            <text:p>1</text:p>
          </table:table-cell>
          <table:table-cell office:value-type="float" office:value="0.7121" calcext:value-type="float">
            <text:p>0.7121</text:p>
          </table:table-cell>
          <table:table-cell office:value-type="float" office:value="1" calcext:value-type="float">
            <text:p>1</text:p>
          </table:table-cell>
          <table:table-cell office:value-type="float" office:value="0.0053" calcext:value-type="float">
            <text:p>0.00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912" calcext:value-type="float">
            <text:p>0.6912</text:p>
          </table:table-cell>
          <table:table-cell/>
          <table:table-cell table:formula="of:=AVERAGE([.E12:.V12])" office:value-type="float" office:value="0.911316666666667" calcext:value-type="float">
            <text:p>0.911316666666667</text:p>
          </table:table-cell>
          <table:table-cell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high ILP av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2.5</text:p>
          </table:table-cell>
          <table:table-cell table:formula="of:=(1-[.E8])*100" office:value-type="float" office:value="8.82999999999999" calcext:value-type="float">
            <text:p>8.82999999999999</text:p>
          </table:table-cell>
          <table:table-cell table:formula="of:=(1-[.F8])*100" office:value-type="float" office:value="98.48" calcext:value-type="float">
            <text:p>98.48</text:p>
          </table:table-cell>
          <table:table-cell table:formula="of:=(1-[.G8])*100" office:value-type="float" office:value="9.57" calcext:value-type="float">
            <text:p>9.57</text:p>
          </table:table-cell>
          <table:table-cell table:formula="of:=(1-[.H8])*100" office:value-type="float" office:value="2.25" calcext:value-type="float">
            <text:p>2.25</text:p>
          </table:table-cell>
          <table:table-cell table:formula="of:=(1-[.I8])*100" office:value-type="float" office:value="0.359999999999994" calcext:value-type="float">
            <text:p>0.359999999999994</text:p>
          </table:table-cell>
          <table:table-cell table:formula="of:=(1-[.J8])*100" office:value-type="float" office:value="6.60999999999999" calcext:value-type="float">
            <text:p>6.60999999999999</text:p>
          </table:table-cell>
          <table:table-cell table:formula="of:=(1-[.K8])*100" office:value-type="float" office:value="69.02" calcext:value-type="float">
            <text:p>69.02</text:p>
          </table:table-cell>
          <table:table-cell table:formula="of:=(1-[.L8])*100" office:value-type="float" office:value="2.56999999999999" calcext:value-type="float">
            <text:p>2.56999999999999</text:p>
          </table:table-cell>
          <table:table-cell table:formula="of:=(1-[.M8])*100" office:value-type="float" office:value="99.88" calcext:value-type="float">
            <text:p>99.88</text:p>
          </table:table-cell>
          <table:table-cell table:formula="of:=(1-[.N8])*100" office:value-type="float" office:value="99.78" calcext:value-type="float">
            <text:p>99.78</text:p>
          </table:table-cell>
          <table:table-cell table:formula="of:=(1-[.O8])*100" office:value-type="float" office:value="99.53" calcext:value-type="float">
            <text:p>99.53</text:p>
          </table:table-cell>
          <table:table-cell table:formula="of:=(1-[.P8])*100" office:value-type="float" office:value="89.93" calcext:value-type="float">
            <text:p>89.93</text:p>
          </table:table-cell>
          <table:table-cell table:formula="of:=(1-[.Q8])*100" office:value-type="float" office:value="99.69" calcext:value-type="float">
            <text:p>99.69</text:p>
          </table:table-cell>
          <table:table-cell table:formula="of:=(1-[.R8])*100" office:value-type="float" office:value="99.58" calcext:value-type="float">
            <text:p>99.58</text:p>
          </table:table-cell>
          <table:table-cell table:formula="of:=(1-[.S8])*100" office:value-type="float" office:value="99.42" calcext:value-type="float">
            <text:p>99.42</text:p>
          </table:table-cell>
          <table:table-cell table:formula="of:=(1-[.T8])*100" office:value-type="float" office:value="38.19" calcext:value-type="float">
            <text:p>38.19</text:p>
          </table:table-cell>
          <table:table-cell table:formula="of:=(1-[.U8])*100" office:value-type="float" office:value="99.91" calcext:value-type="float">
            <text:p>99.91</text:p>
          </table:table-cell>
          <table:table-cell table:formula="of:=(1-[.V8])*100" office:value-type="float" office:value="99.88" calcext:value-type="float">
            <text:p>99.88</text:p>
          </table:table-cell>
          <table:table-cell/>
          <table:table-cell table:formula="of:=(1-[.X8])*100" office:value-type="float" office:value="62.4155555555556" calcext:value-type="float">
            <text:p>62.4155555555556</text:p>
          </table:table-cell>
          <table:table-cell table:formula="of:=([.M18]+[.N18]+[.O18]+[.P18]+[.R18]+[.U18]+[.V18])/7" office:value-type="float" office:value="98.3557142857143" calcext:value-type="float">
            <text:p>98.35571428571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3.0</text:p>
          </table:table-cell>
          <table:table-cell table:formula="of:=(1-[.E9])*100" office:value-type="float" office:value="0.449999999999995" calcext:value-type="float">
            <text:p>0.449999999999995</text:p>
          </table:table-cell>
          <table:table-cell table:formula="of:=(1-[.F9])*100" office:value-type="float" office:value="88.88" calcext:value-type="float">
            <text:p>88.88</text:p>
          </table:table-cell>
          <table:table-cell table:formula="of:=(1-[.G9])*100" office:value-type="float" office:value="7.53999999999999" calcext:value-type="float">
            <text:p>7.53999999999999</text:p>
          </table:table-cell>
          <table:table-cell table:formula="of:=(1-[.H9])*100" office:value-type="float" office:value="1.12" calcext:value-type="float">
            <text:p>1.12</text:p>
          </table:table-cell>
          <table:table-cell table:formula="of:=(1-[.I9])*100" office:value-type="float" office:value="0.129999999999997" calcext:value-type="float">
            <text:p>0.129999999999997</text:p>
          </table:table-cell>
          <table:table-cell table:formula="of:=(1-[.J9])*100" office:value-type="float" office:value="0.879999999999992" calcext:value-type="float">
            <text:p>0.879999999999992</text:p>
          </table:table-cell>
          <table:table-cell table:formula="of:=(1-[.K9])*100" office:value-type="float" office:value="30.39" calcext:value-type="float">
            <text:p>30.39</text:p>
          </table:table-cell>
          <table:table-cell table:formula="of:=(1-[.L9])*100" office:value-type="float" office:value="2.02" calcext:value-type="float">
            <text:p>2.02</text:p>
          </table:table-cell>
          <table:table-cell table:formula="of:=(1-[.M9])*100" office:value-type="float" office:value="99.88" calcext:value-type="float">
            <text:p>99.88</text:p>
          </table:table-cell>
          <table:table-cell table:formula="of:=(1-[.N9])*100" office:value-type="float" office:value="99.78" calcext:value-type="float">
            <text:p>99.78</text:p>
          </table:table-cell>
          <table:table-cell table:formula="of:=(1-[.O9])*100" office:value-type="float" office:value="99.35" calcext:value-type="float">
            <text:p>99.35</text:p>
          </table:table-cell>
          <table:table-cell table:formula="of:=(1-[.P9])*100" office:value-type="float" office:value="79.58" calcext:value-type="float">
            <text:p>79.58</text:p>
          </table:table-cell>
          <table:table-cell table:formula="of:=(1-[.Q9])*100" office:value-type="float" office:value="0" calcext:value-type="float">
            <text:p>0</text:p>
          </table:table-cell>
          <table:table-cell table:formula="of:=(1-[.R9])*100" office:value-type="float" office:value="99.58" calcext:value-type="float">
            <text:p>99.58</text:p>
          </table:table-cell>
          <table:table-cell table:formula="of:=(1-[.S9])*100" office:value-type="float" office:value="81.83" calcext:value-type="float">
            <text:p>81.83</text:p>
          </table:table-cell>
          <table:table-cell table:formula="of:=(1-[.T9])*100" office:value-type="float" office:value="11.57" calcext:value-type="float">
            <text:p>11.57</text:p>
          </table:table-cell>
          <table:table-cell table:formula="of:=(1-[.U9])*100" office:value-type="float" office:value="99.83" calcext:value-type="float">
            <text:p>99.83</text:p>
          </table:table-cell>
          <table:table-cell table:formula="of:=(1-[.V9])*100" office:value-type="float" office:value="99.88" calcext:value-type="float">
            <text:p>99.88</text:p>
          </table:table-cell>
          <table:table-cell/>
          <table:table-cell table:formula="of:=(1-[.X9])*100" office:value-type="float" office:value="50.1494444444444" calcext:value-type="float">
            <text:p>50.1494444444444</text:p>
          </table:table-cell>
          <table:table-cell table:formula="of:=([.M19]+[.N19]+[.O19]+[.P19]+[.R19]+[.U19]+[.V19])/7" office:value-type="float" office:value="96.84" calcext:value-type="float">
            <text:p>96.8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3.5</text:p>
          </table:table-cell>
          <table:table-cell table:formula="of:=(1-[.E10])*100" office:value-type="float" office:value="0" calcext:value-type="float">
            <text:p>0</text:p>
          </table:table-cell>
          <table:table-cell table:formula="of:=(1-[.F10])*100" office:value-type="float" office:value="13.01" calcext:value-type="float">
            <text:p>13.01</text:p>
          </table:table-cell>
          <table:table-cell table:formula="of:=(1-[.G10])*100" office:value-type="float" office:value="5.58" calcext:value-type="float">
            <text:p>5.58</text:p>
          </table:table-cell>
          <table:table-cell table:formula="of:=(1-[.H10])*100" office:value-type="float" office:value="0.469999999999993" calcext:value-type="float">
            <text:p>0.469999999999993</text:p>
          </table:table-cell>
          <table:table-cell table:formula="of:=(1-[.I10])*100" office:value-type="float" office:value="0" calcext:value-type="float">
            <text:p>0</text:p>
          </table:table-cell>
          <table:table-cell table:formula="of:=(1-[.J10])*100" office:value-type="float" office:value="0.38999999999999" calcext:value-type="float">
            <text:p>0.38999999999999</text:p>
          </table:table-cell>
          <table:table-cell table:formula="of:=(1-[.K10])*100" office:value-type="float" office:value="4.88999999999999" calcext:value-type="float">
            <text:p>4.88999999999999</text:p>
          </table:table-cell>
          <table:table-cell table:formula="of:=(1-[.L10])*100" office:value-type="float" office:value="0.209999999999999" calcext:value-type="float">
            <text:p>0.209999999999999</text:p>
          </table:table-cell>
          <table:table-cell table:formula="of:=(1-[.M10])*100" office:value-type="float" office:value="99.85" calcext:value-type="float">
            <text:p>99.85</text:p>
          </table:table-cell>
          <table:table-cell table:formula="of:=(1-[.N10])*100" office:value-type="float" office:value="99.69" calcext:value-type="float">
            <text:p>99.69</text:p>
          </table:table-cell>
          <table:table-cell table:formula="of:=(1-[.O10])*100" office:value-type="float" office:value="97.42" calcext:value-type="float">
            <text:p>97.42</text:p>
          </table:table-cell>
          <table:table-cell table:formula="of:=(1-[.P10])*100" office:value-type="float" office:value="61.26" calcext:value-type="float">
            <text:p>61.26</text:p>
          </table:table-cell>
          <table:table-cell table:formula="of:=(1-[.Q10])*100" office:value-type="float" office:value="0" calcext:value-type="float">
            <text:p>0</text:p>
          </table:table-cell>
          <table:table-cell table:formula="of:=(1-[.R10])*100" office:value-type="float" office:value="99.58" calcext:value-type="float">
            <text:p>99.58</text:p>
          </table:table-cell>
          <table:table-cell table:formula="of:=(1-[.S10])*100" office:value-type="float" office:value="11.15" calcext:value-type="float">
            <text:p>11.15</text:p>
          </table:table-cell>
          <table:table-cell table:formula="of:=(1-[.T10])*100" office:value-type="float" office:value="0.359999999999994" calcext:value-type="float">
            <text:p>0.359999999999994</text:p>
          </table:table-cell>
          <table:table-cell table:formula="of:=(1-[.U10])*100" office:value-type="float" office:value="99.79" calcext:value-type="float">
            <text:p>99.79</text:p>
          </table:table-cell>
          <table:table-cell table:formula="of:=(1-[.V10])*100" office:value-type="float" office:value="78.98" calcext:value-type="float">
            <text:p>78.98</text:p>
          </table:table-cell>
          <table:table-cell/>
          <table:table-cell table:formula="of:=(1-[.X10])*100" office:value-type="float" office:value="37.3683333333333" calcext:value-type="float">
            <text:p>37.3683333333333</text:p>
          </table:table-cell>
          <table:table-cell table:formula="of:=([.M20]+[.N20]+[.O20]+[.P20]+[.R20]+[.U20]+[.V20])/7" office:value-type="float" office:value="90.9385714285714" calcext:value-type="float">
            <text:p>90.93857142857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4.0</text:p>
          </table:table-cell>
          <table:table-cell table:formula="of:=(1-[.E11])*100" office:value-type="float" office:value="0" calcext:value-type="float">
            <text:p>0</text:p>
          </table:table-cell>
          <table:table-cell table:formula="of:=(1-[.F11])*100" office:value-type="float" office:value="0" calcext:value-type="float">
            <text:p>0</text:p>
          </table:table-cell>
          <table:table-cell table:formula="of:=(1-[.G11])*100" office:value-type="float" office:value="4.07" calcext:value-type="float">
            <text:p>4.07</text:p>
          </table:table-cell>
          <table:table-cell table:formula="of:=(1-[.H11])*100" office:value-type="float" office:value="0" calcext:value-type="float">
            <text:p>0</text:p>
          </table:table-cell>
          <table:table-cell table:formula="of:=(1-[.I11])*100" office:value-type="float" office:value="0" calcext:value-type="float">
            <text:p>0</text:p>
          </table:table-cell>
          <table:table-cell table:formula="of:=(1-[.J11])*100" office:value-type="float" office:value="0.129999999999997" calcext:value-type="float">
            <text:p>0.129999999999997</text:p>
          </table:table-cell>
          <table:table-cell table:formula="of:=(1-[.K11])*100" office:value-type="float" office:value="0.359999999999994" calcext:value-type="float">
            <text:p>0.359999999999994</text:p>
          </table:table-cell>
          <table:table-cell table:formula="of:=(1-[.L11])*100" office:value-type="float" office:value="0.0599999999999934" calcext:value-type="float">
            <text:p>0.059999999999993</text:p>
          </table:table-cell>
          <table:table-cell table:formula="of:=(1-[.M11])*100" office:value-type="float" office:value="0" calcext:value-type="float">
            <text:p>0</text:p>
          </table:table-cell>
          <table:table-cell table:formula="of:=(1-[.N11])*100" office:value-type="float" office:value="99.69" calcext:value-type="float">
            <text:p>99.69</text:p>
          </table:table-cell>
          <table:table-cell table:formula="of:=(1-[.O11])*100" office:value-type="float" office:value="0" calcext:value-type="float">
            <text:p>0</text:p>
          </table:table-cell>
          <table:table-cell table:formula="of:=(1-[.P11])*100" office:value-type="float" office:value="44.18" calcext:value-type="float">
            <text:p>44.18</text:p>
          </table:table-cell>
          <table:table-cell table:formula="of:=(1-[.Q11])*100" office:value-type="float" office:value="0" calcext:value-type="float">
            <text:p>0</text:p>
          </table:table-cell>
          <table:table-cell table:formula="of:=(1-[.R11])*100" office:value-type="float" office:value="99.58" calcext:value-type="float">
            <text:p>99.58</text:p>
          </table:table-cell>
          <table:table-cell table:formula="of:=(1-[.S11])*100" office:value-type="float" office:value="2.40999999999999" calcext:value-type="float">
            <text:p>2.40999999999999</text:p>
          </table:table-cell>
          <table:table-cell table:formula="of:=(1-[.T11])*100" office:value-type="float" office:value="0" calcext:value-type="float">
            <text:p>0</text:p>
          </table:table-cell>
          <table:table-cell table:formula="of:=(1-[.U11])*100" office:value-type="float" office:value="99.79" calcext:value-type="float">
            <text:p>99.79</text:p>
          </table:table-cell>
          <table:table-cell table:formula="of:=(1-[.V11])*100" office:value-type="float" office:value="63.4" calcext:value-type="float">
            <text:p>63.4</text:p>
          </table:table-cell>
          <table:table-cell/>
          <table:table-cell table:formula="of:=(1-[.X11])*100" office:value-type="float" office:value="22.9816666666667" calcext:value-type="float">
            <text:p>22.9816666666667</text:p>
          </table:table-cell>
          <table:table-cell table:formula="of:=([.M21]+[.N21]+[.O21]+[.P21]+[.R21]+[.U21]+[.V21])/7" office:value-type="float" office:value="58.0914285714286" calcext:value-type="float">
            <text:p>58.091428571428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4.5</text:p>
          </table:table-cell>
          <table:table-cell table:formula="of:=(1-[.E12])*100" office:value-type="float" office:value="0" calcext:value-type="float">
            <text:p>0</text:p>
          </table:table-cell>
          <table:table-cell table:formula="of:=(1-[.F12])*100" office:value-type="float" office:value="0" calcext:value-type="float">
            <text:p>0</text:p>
          </table:table-cell>
          <table:table-cell table:formula="of:=(1-[.G12])*100" office:value-type="float" office:value="0" calcext:value-type="float">
            <text:p>0</text:p>
          </table:table-cell>
          <table:table-cell table:formula="of:=(1-[.H12])*100" office:value-type="float" office:value="0" calcext:value-type="float">
            <text:p>0</text:p>
          </table:table-cell>
          <table:table-cell table:formula="of:=(1-[.I12])*100" office:value-type="float" office:value="0" calcext:value-type="float">
            <text:p>0</text:p>
          </table:table-cell>
          <table:table-cell table:formula="of:=(1-[.J12])*100" office:value-type="float" office:value="0" calcext:value-type="float">
            <text:p>0</text:p>
          </table:table-cell>
          <table:table-cell table:formula="of:=(1-[.K12])*100" office:value-type="float" office:value="0" calcext:value-type="float">
            <text:p>0</text:p>
          </table:table-cell>
          <table:table-cell table:formula="of:=(1-[.L12])*100" office:value-type="float" office:value="0" calcext:value-type="float">
            <text:p>0</text:p>
          </table:table-cell>
          <table:table-cell table:formula="of:=(1-[.M12])*100" office:value-type="float" office:value="0" calcext:value-type="float">
            <text:p>0</text:p>
          </table:table-cell>
          <table:table-cell table:formula="of:=(1-[.N12])*100" office:value-type="float" office:value="0.48999999999999" calcext:value-type="float">
            <text:p>0.48999999999999</text:p>
          </table:table-cell>
          <table:table-cell table:formula="of:=(1-[.O12])*100" office:value-type="float" office:value="0" calcext:value-type="float">
            <text:p>0</text:p>
          </table:table-cell>
          <table:table-cell table:formula="of:=(1-[.P12])*100" office:value-type="float" office:value="28.79" calcext:value-type="float">
            <text:p>28.79</text:p>
          </table:table-cell>
          <table:table-cell table:formula="of:=(1-[.Q12])*100" office:value-type="float" office:value="0" calcext:value-type="float">
            <text:p>0</text:p>
          </table:table-cell>
          <table:table-cell table:formula="of:=(1-[.R12])*100" office:value-type="float" office:value="99.47" calcext:value-type="float">
            <text:p>99.47</text:p>
          </table:table-cell>
          <table:table-cell table:formula="of:=(1-[.S12])*100" office:value-type="float" office:value="0" calcext:value-type="float">
            <text:p>0</text:p>
          </table:table-cell>
          <table:table-cell table:formula="of:=(1-[.T12])*100" office:value-type="float" office:value="0" calcext:value-type="float">
            <text:p>0</text:p>
          </table:table-cell>
          <table:table-cell table:formula="of:=(1-[.U12])*100" office:value-type="float" office:value="0" calcext:value-type="float">
            <text:p>0</text:p>
          </table:table-cell>
          <table:table-cell table:formula="of:=(1-[.V12])*100" office:value-type="float" office:value="30.88" calcext:value-type="float">
            <text:p>30.88</text:p>
          </table:table-cell>
          <table:table-cell/>
          <table:table-cell table:formula="of:=(1-[.X12])*100" office:value-type="float" office:value="8.86833333333333" calcext:value-type="float">
            <text:p>8.86833333333333</text:p>
          </table:table-cell>
          <table:table-cell table:formula="of:=([.M22]+[.N22]+[.O22]+[.P22]+[.R22]+[.U22]+[.V22])/7" office:value-type="float" office:value="22.8042857142857" calcext:value-type="float">
            <text:p>22.8042857142857</text:p>
          </table:table-cell>
        </table:table-row>
        <table:table-row table:style-name="ro1" table:number-rows-repeated="32">
          <table:table-cell table:number-columns-repeated="25"/>
        </table:table-row>
        <table:table-row table:style-name="ro1">
          <table:table-cell table:number-columns-repeated="3"/>
          <table:table-cell table:style-name="ce6" table:number-columns-repeated="19"/>
          <table:table-cell table:number-columns-repeated="3"/>
        </table:table-row>
        <table:table-row table:style-name="ro1" table:number-rows-repeated="4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get switch_agg_rate data from 45 to 49 ( FP )</text:p>
          </table:table-cell>
          <table:table-cell table:number-columns-repeated="9"/>
          <table:table-cell table:style-name="ce6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 office:value-type="string" calcext:value-type="string">
            <text:p>average </text:p>
          </table:table-cell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117" calcext:value-type="float">
            <text:p>0.9117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9043" calcext:value-type="float">
            <text:p>0.9043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339" calcext:value-type="float">
            <text:p>0.9339</text:p>
          </table:table-cell>
          <table:table-cell office:value-type="float" office:value="0.3098" calcext:value-type="float">
            <text:p>0.3098</text:p>
          </table:table-cell>
          <table:table-cell office:value-type="float" office:value="0.9743" calcext:value-type="float">
            <text:p>0.974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1007" calcext:value-type="float">
            <text:p>0.1007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6181" calcext:value-type="float">
            <text:p>0.618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82322" calcext:value-type="float">
            <text:p>0.082322</text:p>
          </table:table-cell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55" calcext:value-type="float">
            <text:p>0.9955</text:p>
          </table:table-cell>
          <table:table-cell office:value-type="float" office:value="0.1112" calcext:value-type="float">
            <text:p>0.1112</text:p>
          </table:table-cell>
          <table:table-cell office:value-type="float" office:value="0.9246" calcext:value-type="float">
            <text:p>0.9246</text:p>
          </table:table-cell>
          <table:table-cell office:value-type="float" office:value="0.9888" calcext:value-type="float">
            <text:p>0.9888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9912" calcext:value-type="float">
            <text:p>0.9912</text:p>
          </table:table-cell>
          <table:table-cell office:value-type="float" office:value="0.6961" calcext:value-type="float">
            <text:p>0.6961</text:p>
          </table:table-cell>
          <table:table-cell office:value-type="float" office:value="0.9798" calcext:value-type="float">
            <text:p>0.979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2042" calcext:value-type="float">
            <text:p>0.2042</text:p>
          </table:table-cell>
          <table:table-cell office:value-type="float" office:value="1" calcext:value-type="float">
            <text:p>1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1817" calcext:value-type="float">
            <text:p>0.1817</text:p>
          </table:table-cell>
          <table:table-cell office:value-type="float" office:value="0.8843" calcext:value-type="float">
            <text:p>0.884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254" calcext:value-type="float">
            <text:p>0.254</text:p>
          </table:table-cell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8699" calcext:value-type="float">
            <text:p>0.8699</text:p>
          </table:table-cell>
          <table:table-cell office:value-type="float" office:value="0.9442" calcext:value-type="float">
            <text:p>0.9442</text:p>
          </table:table-cell>
          <table:table-cell office:value-type="float" office:value="0.9953" calcext:value-type="float">
            <text:p>0.9953</text:p>
          </table:table-cell>
          <table:table-cell office:value-type="float" office:value="1" calcext:value-type="float">
            <text:p>1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511" calcext:value-type="float">
            <text:p>0.9511</text:p>
          </table:table-cell>
          <table:table-cell office:value-type="float" office:value="0.9979" calcext:value-type="float">
            <text:p>0.997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3874" calcext:value-type="float">
            <text:p>0.3874</text:p>
          </table:table-cell>
          <table:table-cell office:value-type="float" office:value="1" calcext:value-type="float">
            <text:p>1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2102" calcext:value-type="float">
            <text:p>0.2102</text:p>
          </table:table-cell>
          <table:table-cell office:value-type="float" office:value="0.39086" calcext:value-type="float">
            <text:p>0.39086</text:p>
          </table:table-cell>
          <table:table-cell table:style-name="ce6" table:number-columns-repeated="2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.9593" calcext:value-type="float">
            <text:p>0.95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94" calcext:value-type="float">
            <text:p>0.9994</text:p>
          </table:table-cell>
          <table:table-cell office:value-type="float" office:value="1" calcext:value-type="float">
            <text:p>1</text:p>
          </table:table-cell>
          <table:table-cell office:value-type="float" office:value="0.0031" calcext:value-type="float">
            <text:p>0.0031</text:p>
          </table:table-cell>
          <table:table-cell office:value-type="float" office:value="1" calcext:value-type="float">
            <text:p>1</text:p>
          </table:table-cell>
          <table:table-cell office:value-type="float" office:value="0.5582" calcext:value-type="float">
            <text:p>0.5582</text:p>
          </table:table-cell>
          <table:table-cell office:value-type="float" office:value="1" calcext:value-type="float">
            <text:p>1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9759" calcext:value-type="float">
            <text:p>0.9759</text:p>
          </table:table-cell>
          <table:table-cell office:value-type="float" office:value="1" calcext:value-type="float">
            <text:p>1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366" calcext:value-type="float">
            <text:p>0.366</text:p>
          </table:table-cell>
          <table:table-cell office:value-type="float" office:value="0.5455" calcext:value-type="float">
            <text:p>0.5455</text:p>
          </table:table-cell>
          <table:table-cell table:style-name="ce6" table:number-columns-repeated="2"/>
        </table:table-row>
        <table:table-row table:style-name="ro1">
          <table:table-cell table:number-columns-repeated="4"/>
          <table:table-cell table:number-columns-repeated="9" office:value-type="float" office:value="1" calcext:value-type="float">
            <text:p>1</text:p>
          </table:table-cell>
          <table:table-cell office:value-type="float" office:value="0.9951" calcext:value-type="float">
            <text:p>0.9951</text:p>
          </table:table-cell>
          <table:table-cell office:value-type="float" office:value="1" calcext:value-type="float">
            <text:p>1</text:p>
          </table:table-cell>
          <table:table-cell office:value-type="float" office:value="0.7121" calcext:value-type="float">
            <text:p>0.7121</text:p>
          </table:table-cell>
          <table:table-cell office:value-type="float" office:value="1" calcext:value-type="float">
            <text:p>1</text:p>
          </table:table-cell>
          <table:table-cell office:value-type="float" office:value="0.0053" calcext:value-type="float">
            <text:p>0.00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912" calcext:value-type="float">
            <text:p>0.6912</text:p>
          </table:table-cell>
          <table:table-cell office:value-type="float" office:value="0.82263" calcext:value-type="float">
            <text:p>0.82263</text:p>
          </table:table-cell>
          <table:table-cell table:style-name="ce6" table:number-columns-repeated="2"/>
        </table:table-row>
        <table:table-row table:style-name="ro1" table:number-rows-repeated="13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4"/>
          <table:table-cell table:style-name="ce6" table:number-columns-repeated="21"/>
        </table:table-row>
        <table:table-row table:style-name="ro1">
          <table:table-cell table:number-columns-repeated="4"/>
          <table:table-cell table:style-name="ce6" table:number-columns-repeated="21"/>
        </table:table-row>
      </table:table>
      <table:table table:name="MPKI" table:style-name="ta1">
        <table:shapes>
          <draw:frame draw:z-index="0" draw:style-name="gr1" draw:text-style-name="P1" svg:width="210mm" svg:height="100mm" svg:x="68.4mm" svg:y="122.27mm">
            <draw:object draw:notify-on-update-of-ranges="MPKI.E17:MPKI.Y17 MPKI.D18:MPKI.D18 MPKI.E18:MPKI.Y18 MPKI.D19:MPKI.D19 MPKI.E19:MPKI.Y19 MPKI.D20:MPKI.D20 MPKI.E20:MPKI.Y20 MPKI.D21:MPKI.D21 MPKI.E21:MPKI.Y21 MPKI.D22:MPKI.D22 MPKI.E22:MPKI.Y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row table:style-name="ro1">
          <table:table-cell table:number-columns-repeated="2"/>
          <table:table-cell office:value-type="string" calcext:value-type="string">
            <text:p>フォルダ</text:p>
          </table:table-cell>
          <table:table-cell/>
          <table:table-cell office:value-type="string" calcext:value-type="string">
            <text:p>備考AGG5,CONS6</text:p>
          </table:table-cell>
          <table:table-cell table:number-columns-repeated="2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get switch_agg_rate data from 14 to 19 ( INT )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office:value-type="string" calcext:value-type="string">
            <text:p>AGG RAT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PKI=1</text:p>
          </table:table-cell>
          <table:table-cell office:value-type="float" office:value="0.9901" calcext:value-type="float">
            <text:p>0.9901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29" calcext:value-type="float">
            <text:p>0.9929</text:p>
          </table:table-cell>
          <table:table-cell office:value-type="float" office:value="0.8392" calcext:value-type="float">
            <text:p>0.8392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7697" calcext:value-type="float">
            <text:p>0.7697</text:p>
          </table:table-cell>
          <table:table-cell office:value-type="float" office:value="0.754" calcext:value-type="float">
            <text:p>0.754</text:p>
          </table:table-cell>
          <table:table-cell office:value-type="float" office:value="0.0765" calcext:value-type="float">
            <text:p>0.0765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82" calcext:value-type="float">
            <text:p>0.9982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792" calcext:value-type="float">
            <text:p>0.9792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9616" calcext:value-type="float">
            <text:p>0.9616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88" calcext:value-type="float">
            <text:p>0.9988</text:p>
          </table:table-cell>
          <table:table-cell/>
          <table:table-cell table:formula="of:=AVERAGE([.E8:.V8])" office:value-type="float" office:value="0.797483333333333" calcext:value-type="float">
            <text:p>0.7974833333333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MPKI=2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8403" calcext:value-type="float">
            <text:p>0.8403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8198" calcext:value-type="float">
            <text:p>0.8198</text:p>
          </table:table-cell>
          <table:table-cell office:value-type="float" office:value="0.9383" calcext:value-type="float">
            <text:p>0.9383</text:p>
          </table:table-cell>
          <table:table-cell office:value-type="float" office:value="0.0955" calcext:value-type="float">
            <text:p>0.0955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19" calcext:value-type="float">
            <text:p>0.9919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0538" calcext:value-type="float">
            <text:p>0.0538</text:p>
          </table:table-cell>
          <table:table-cell office:value-type="float" office:value="0.9691" calcext:value-type="float">
            <text:p>0.9691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formula="of:=AVERAGE([.E9:.V9])" office:value-type="float" office:value="0.816833333333334" calcext:value-type="float">
            <text:p>0.8168333333333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PKI=3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0527" calcext:value-type="float">
            <text:p>0.0527</text:p>
          </table:table-cell>
          <table:table-cell office:value-type="float" office:value="0.8511" calcext:value-type="float">
            <text:p>0.8511</text:p>
          </table:table-cell>
          <table:table-cell office:value-type="float" office:value="0.9872" calcext:value-type="float">
            <text:p>0.9872</text:p>
          </table:table-cell>
          <table:table-cell office:value-type="float" office:value="0.1059" calcext:value-type="float">
            <text:p>0.1059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35" calcext:value-type="float">
            <text:p>0.9935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3927" calcext:value-type="float">
            <text:p>0.3927</text:p>
          </table:table-cell>
          <table:table-cell office:value-type="float" office:value="0.9733" calcext:value-type="float">
            <text:p>0.9733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formula="of:=AVERAGE([.E10:.V10])" office:value-type="float" office:value="0.843444444444444" calcext:value-type="float">
            <text:p>0.8434444444444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MPKI=4</text:p>
          </table:table-cell>
          <table:table-cell office:value-type="float" office:value="0.997" calcext:value-type="float">
            <text:p>0.997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71" calcext:value-type="float">
            <text:p>0.9971</text:p>
          </table:table-cell>
          <table:table-cell office:value-type="float" office:value="0.8431" calcext:value-type="float">
            <text:p>0.8431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8691" calcext:value-type="float">
            <text:p>0.8691</text:p>
          </table:table-cell>
          <table:table-cell office:value-type="float" office:value="0.9918" calcext:value-type="float">
            <text:p>0.9918</text:p>
          </table:table-cell>
          <table:table-cell office:value-type="float" office:value="0.1121" calcext:value-type="float">
            <text:p>0.1121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9942" calcext:value-type="float">
            <text:p>0.9942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913" calcext:value-type="float">
            <text:p>0.913</text:p>
          </table:table-cell>
          <table:table-cell office:value-type="float" office:value="0.979" calcext:value-type="float">
            <text:p>0.979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formula="of:=AVERAGE([.E11:.V11])" office:value-type="float" office:value="0.879955555555556" calcext:value-type="float">
            <text:p>0.87995555555555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PKI=5</text:p>
          </table:table-cell>
          <table:table-cell office:value-type="float" office:value="0.9974" calcext:value-type="float">
            <text:p>0.9974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73" calcext:value-type="float">
            <text:p>0.9973</text:p>
          </table:table-cell>
          <table:table-cell office:value-type="float" office:value="0.8441" calcext:value-type="float">
            <text:p>0.8441</text:p>
          </table:table-cell>
          <table:table-cell office:value-type="float" office:value="0.2243" calcext:value-type="float">
            <text:p>0.2243</text:p>
          </table:table-cell>
          <table:table-cell office:value-type="float" office:value="0.8824" calcext:value-type="float">
            <text:p>0.8824</text:p>
          </table:table-cell>
          <table:table-cell office:value-type="float" office:value="0.994" calcext:value-type="float">
            <text:p>0.994</text:p>
          </table:table-cell>
          <table:table-cell office:value-type="float" office:value="0.1157" calcext:value-type="float">
            <text:p>0.1157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9946" calcext:value-type="float">
            <text:p>0.9946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99" calcext:value-type="float">
            <text:p>0.99</text:p>
          </table:table-cell>
          <table:table-cell office:value-type="float" office:value="0.9825" calcext:value-type="float">
            <text:p>0.9825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formula="of:=AVERAGE([.E12:.V12])" office:value-type="float" office:value="0.889633333333333" calcext:value-type="float">
            <text:p>0.889633333333333</text:p>
          </table:table-cell>
          <table:table-cell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high MLP av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1</text:p>
          </table:table-cell>
          <table:table-cell table:formula="of:=(1-[.E8])*100" office:value-type="float" office:value="0.989999999999991" calcext:value-type="float">
            <text:p>0.989999999999991</text:p>
          </table:table-cell>
          <table:table-cell table:formula="of:=(1-[.F8])*100" office:value-type="float" office:value="0.169999999999992" calcext:value-type="float">
            <text:p>0.169999999999992</text:p>
          </table:table-cell>
          <table:table-cell table:formula="of:=(1-[.G8])*100" office:value-type="float" office:value="0.71" calcext:value-type="float">
            <text:p>0.71</text:p>
          </table:table-cell>
          <table:table-cell table:formula="of:=(1-[.H8])*100" office:value-type="float" office:value="16.08" calcext:value-type="float">
            <text:p>16.08</text:p>
          </table:table-cell>
          <table:table-cell table:formula="of:=(1-[.I8])*100" office:value-type="float" office:value="99.34" calcext:value-type="float">
            <text:p>99.34</text:p>
          </table:table-cell>
          <table:table-cell table:formula="of:=(1-[.J8])*100" office:value-type="float" office:value="23.03" calcext:value-type="float">
            <text:p>23.03</text:p>
          </table:table-cell>
          <table:table-cell table:formula="of:=(1-[.K8])*100" office:value-type="float" office:value="24.6" calcext:value-type="float">
            <text:p>24.6</text:p>
          </table:table-cell>
          <table:table-cell table:formula="of:=(1-[.L8])*100" office:value-type="float" office:value="92.35" calcext:value-type="float">
            <text:p>92.35</text:p>
          </table:table-cell>
          <table:table-cell table:formula="of:=(1-[.M8])*100" office:value-type="float" office:value="0.0399999999999956" calcext:value-type="float">
            <text:p>0.039999999999996</text:p>
          </table:table-cell>
          <table:table-cell table:formula="of:=(1-[.N8])*100" office:value-type="float" office:value="0.179999999999991" calcext:value-type="float">
            <text:p>0.179999999999991</text:p>
          </table:table-cell>
          <table:table-cell table:formula="of:=(1-[.O8])*100" office:value-type="float" office:value="0.439999999999996" calcext:value-type="float">
            <text:p>0.439999999999996</text:p>
          </table:table-cell>
          <table:table-cell table:formula="of:=(1-[.P8])*100" office:value-type="float" office:value="2.07999999999999" calcext:value-type="float">
            <text:p>2.07999999999999</text:p>
          </table:table-cell>
          <table:table-cell table:formula="of:=(1-[.Q8])*100" office:value-type="float" office:value="0.229999999999997" calcext:value-type="float">
            <text:p>0.229999999999997</text:p>
          </table:table-cell>
          <table:table-cell table:formula="of:=(1-[.R8])*100" office:value-type="float" office:value="0.319999999999998" calcext:value-type="float">
            <text:p>0.319999999999998</text:p>
          </table:table-cell>
          <table:table-cell table:formula="of:=(1-[.S8])*100" office:value-type="float" office:value="99.97" calcext:value-type="float">
            <text:p>99.97</text:p>
          </table:table-cell>
          <table:table-cell table:formula="of:=(1-[.T8])*100" office:value-type="float" office:value="3.84" calcext:value-type="float">
            <text:p>3.84</text:p>
          </table:table-cell>
          <table:table-cell table:formula="of:=(1-[.U8])*100" office:value-type="float" office:value="0.0399999999999956" calcext:value-type="float">
            <text:p>0.039999999999996</text:p>
          </table:table-cell>
          <table:table-cell table:formula="of:=(1-[.V8])*100" office:value-type="float" office:value="0.119999999999998" calcext:value-type="float">
            <text:p>0.119999999999998</text:p>
          </table:table-cell>
          <table:table-cell/>
          <table:table-cell table:formula="of:=(1-[.X8])*100" office:value-type="float" office:value="20.2516666666667" calcext:value-type="float">
            <text:p>20.2516666666667</text:p>
          </table:table-cell>
          <table:table-cell table:formula="of:=([.I18]+[.L18]+[.S18])/3" office:value-type="float" office:value="97.22" calcext:value-type="float">
            <text:p>97.2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2</text:p>
          </table:table-cell>
          <table:table-cell table:formula="of:=(1-[.E9])*100" office:value-type="float" office:value="0.409999999999999" calcext:value-type="float">
            <text:p>0.409999999999999</text:p>
          </table:table-cell>
          <table:table-cell table:formula="of:=(1-[.F9])*100" office:value-type="float" office:value="0.129999999999997" calcext:value-type="float">
            <text:p>0.129999999999997</text:p>
          </table:table-cell>
          <table:table-cell table:formula="of:=(1-[.G9])*100" office:value-type="float" office:value="0.459999999999994" calcext:value-type="float">
            <text:p>0.459999999999994</text:p>
          </table:table-cell>
          <table:table-cell table:formula="of:=(1-[.H9])*100" office:value-type="float" office:value="15.97" calcext:value-type="float">
            <text:p>15.97</text:p>
          </table:table-cell>
          <table:table-cell table:formula="of:=(1-[.I9])*100" office:value-type="float" office:value="98.56" calcext:value-type="float">
            <text:p>98.56</text:p>
          </table:table-cell>
          <table:table-cell table:formula="of:=(1-[.J9])*100" office:value-type="float" office:value="18.02" calcext:value-type="float">
            <text:p>18.02</text:p>
          </table:table-cell>
          <table:table-cell table:formula="of:=(1-[.K9])*100" office:value-type="float" office:value="6.17" calcext:value-type="float">
            <text:p>6.17</text:p>
          </table:table-cell>
          <table:table-cell table:formula="of:=(1-[.L9])*100" office:value-type="float" office:value="90.45" calcext:value-type="float">
            <text:p>90.45</text:p>
          </table:table-cell>
          <table:table-cell table:formula="of:=(1-[.M9])*100" office:value-type="float" office:value="0.0399999999999956" calcext:value-type="float">
            <text:p>0.039999999999996</text:p>
          </table:table-cell>
          <table:table-cell table:formula="of:=(1-[.N9])*100" office:value-type="float" office:value="0.0899999999999901" calcext:value-type="float">
            <text:p>0.08999999999999</text:p>
          </table:table-cell>
          <table:table-cell table:formula="of:=(1-[.O9])*100" office:value-type="float" office:value="0.249999999999995" calcext:value-type="float">
            <text:p>0.249999999999995</text:p>
          </table:table-cell>
          <table:table-cell table:formula="of:=(1-[.P9])*100" office:value-type="float" office:value="0.81" calcext:value-type="float">
            <text:p>0.81</text:p>
          </table:table-cell>
          <table:table-cell table:formula="of:=(1-[.Q9])*100" office:value-type="float" office:value="0.229999999999997" calcext:value-type="float">
            <text:p>0.229999999999997</text:p>
          </table:table-cell>
          <table:table-cell table:formula="of:=(1-[.R9])*100" office:value-type="float" office:value="0.319999999999998" calcext:value-type="float">
            <text:p>0.319999999999998</text:p>
          </table:table-cell>
          <table:table-cell table:formula="of:=(1-[.S9])*100" office:value-type="float" office:value="94.62" calcext:value-type="float">
            <text:p>94.62</text:p>
          </table:table-cell>
          <table:table-cell table:formula="of:=(1-[.T9])*100" office:value-type="float" office:value="3.08999999999999" calcext:value-type="float">
            <text:p>3.08999999999999</text:p>
          </table:table-cell>
          <table:table-cell table:formula="of:=(1-[.U9])*100" office:value-type="float" office:value="0.0399999999999956" calcext:value-type="float">
            <text:p>0.039999999999996</text:p>
          </table:table-cell>
          <table:table-cell table:formula="of:=(1-[.V9])*100" office:value-type="float" office:value="0.0399999999999956" calcext:value-type="float">
            <text:p>0.039999999999996</text:p>
          </table:table-cell>
          <table:table-cell/>
          <table:table-cell table:formula="of:=(1-[.X9])*100" office:value-type="float" office:value="18.3166666666666" calcext:value-type="float">
            <text:p>18.3166666666666</text:p>
          </table:table-cell>
          <table:table-cell table:formula="of:=([.I19]+[.L19]+[.S19])/3" office:value-type="float" office:value="94.5433333333333" calcext:value-type="float">
            <text:p>94.54333333333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3</text:p>
          </table:table-cell>
          <table:table-cell table:formula="of:=(1-[.E10])*100" office:value-type="float" office:value="0.369999999999993" calcext:value-type="float">
            <text:p>0.369999999999993</text:p>
          </table:table-cell>
          <table:table-cell table:formula="of:=(1-[.F10])*100" office:value-type="float" office:value="0.1" calcext:value-type="float">
            <text:p>0.1</text:p>
          </table:table-cell>
          <table:table-cell table:formula="of:=(1-[.G10])*100" office:value-type="float" office:value="0.359999999999994" calcext:value-type="float">
            <text:p>0.359999999999994</text:p>
          </table:table-cell>
          <table:table-cell table:formula="of:=(1-[.H10])*100" office:value-type="float" office:value="15.79" calcext:value-type="float">
            <text:p>15.79</text:p>
          </table:table-cell>
          <table:table-cell table:formula="of:=(1-[.I10])*100" office:value-type="float" office:value="94.73" calcext:value-type="float">
            <text:p>94.73</text:p>
          </table:table-cell>
          <table:table-cell table:formula="of:=(1-[.J10])*100" office:value-type="float" office:value="14.89" calcext:value-type="float">
            <text:p>14.89</text:p>
          </table:table-cell>
          <table:table-cell table:formula="of:=(1-[.K10])*100" office:value-type="float" office:value="1.27999999999999" calcext:value-type="float">
            <text:p>1.27999999999999</text:p>
          </table:table-cell>
          <table:table-cell table:formula="of:=(1-[.L10])*100" office:value-type="float" office:value="89.41" calcext:value-type="float">
            <text:p>89.41</text:p>
          </table:table-cell>
          <table:table-cell table:formula="of:=(1-[.M10])*100" office:value-type="float" office:value="0.0399999999999956" calcext:value-type="float">
            <text:p>0.039999999999996</text:p>
          </table:table-cell>
          <table:table-cell table:formula="of:=(1-[.N10])*100" office:value-type="float" office:value="0.0899999999999901" calcext:value-type="float">
            <text:p>0.08999999999999</text:p>
          </table:table-cell>
          <table:table-cell table:formula="of:=(1-[.O10])*100" office:value-type="float" office:value="0.249999999999995" calcext:value-type="float">
            <text:p>0.249999999999995</text:p>
          </table:table-cell>
          <table:table-cell table:formula="of:=(1-[.P10])*100" office:value-type="float" office:value="0.649999999999995" calcext:value-type="float">
            <text:p>0.649999999999995</text:p>
          </table:table-cell>
          <table:table-cell table:formula="of:=(1-[.Q10])*100" office:value-type="float" office:value="0.2" calcext:value-type="float">
            <text:p>0.2</text:p>
          </table:table-cell>
          <table:table-cell table:formula="of:=(1-[.R10])*100" office:value-type="float" office:value="0.159999999999993" calcext:value-type="float">
            <text:p>0.159999999999993</text:p>
          </table:table-cell>
          <table:table-cell table:formula="of:=(1-[.S10])*100" office:value-type="float" office:value="60.73" calcext:value-type="float">
            <text:p>60.73</text:p>
          </table:table-cell>
          <table:table-cell table:formula="of:=(1-[.T10])*100" office:value-type="float" office:value="2.66999999999999" calcext:value-type="float">
            <text:p>2.66999999999999</text:p>
          </table:table-cell>
          <table:table-cell table:formula="of:=(1-[.U10])*100" office:value-type="float" office:value="0.0399999999999956" calcext:value-type="float">
            <text:p>0.039999999999996</text:p>
          </table:table-cell>
          <table:table-cell table:formula="of:=(1-[.V10])*100" office:value-type="float" office:value="0.0399999999999956" calcext:value-type="float">
            <text:p>0.039999999999996</text:p>
          </table:table-cell>
          <table:table-cell/>
          <table:table-cell table:formula="of:=(1-[.X10])*100" office:value-type="float" office:value="15.6555555555556" calcext:value-type="float">
            <text:p>15.6555555555556</text:p>
          </table:table-cell>
          <table:table-cell table:formula="of:=([.I20]+[.L20]+[.S20])/3" office:value-type="float" office:value="81.6233333333333" calcext:value-type="float">
            <text:p>81.62333333333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4</text:p>
          </table:table-cell>
          <table:table-cell table:formula="of:=(1-[.E11])*100" office:value-type="float" office:value="0.3" calcext:value-type="float">
            <text:p>0.3</text:p>
          </table:table-cell>
          <table:table-cell table:formula="of:=(1-[.F11])*100" office:value-type="float" office:value="0.1" calcext:value-type="float">
            <text:p>0.1</text:p>
          </table:table-cell>
          <table:table-cell table:formula="of:=(1-[.G11])*100" office:value-type="float" office:value="0.28999999999999" calcext:value-type="float">
            <text:p>0.28999999999999</text:p>
          </table:table-cell>
          <table:table-cell table:formula="of:=(1-[.H11])*100" office:value-type="float" office:value="15.69" calcext:value-type="float">
            <text:p>15.69</text:p>
          </table:table-cell>
          <table:table-cell table:formula="of:=(1-[.I11])*100" office:value-type="float" office:value="84.83" calcext:value-type="float">
            <text:p>84.83</text:p>
          </table:table-cell>
          <table:table-cell table:formula="of:=(1-[.J11])*100" office:value-type="float" office:value="13.09" calcext:value-type="float">
            <text:p>13.09</text:p>
          </table:table-cell>
          <table:table-cell table:formula="of:=(1-[.K11])*100" office:value-type="float" office:value="0.819999999999999" calcext:value-type="float">
            <text:p>0.819999999999999</text:p>
          </table:table-cell>
          <table:table-cell table:formula="of:=(1-[.L11])*100" office:value-type="float" office:value="88.79" calcext:value-type="float">
            <text:p>88.79</text:p>
          </table:table-cell>
          <table:table-cell table:formula="of:=(1-[.M11])*100" office:value-type="float" office:value="0.0399999999999956" calcext:value-type="float">
            <text:p>0.039999999999996</text:p>
          </table:table-cell>
          <table:table-cell table:formula="of:=(1-[.N11])*100" office:value-type="float" office:value="0.0899999999999901" calcext:value-type="float">
            <text:p>0.08999999999999</text:p>
          </table:table-cell>
          <table:table-cell table:formula="of:=(1-[.O11])*100" office:value-type="float" office:value="0.219999999999998" calcext:value-type="float">
            <text:p>0.219999999999998</text:p>
          </table:table-cell>
          <table:table-cell table:formula="of:=(1-[.P11])*100" office:value-type="float" office:value="0.579999999999992" calcext:value-type="float">
            <text:p>0.579999999999992</text:p>
          </table:table-cell>
          <table:table-cell table:formula="of:=(1-[.Q11])*100" office:value-type="float" office:value="0.2" calcext:value-type="float">
            <text:p>0.2</text:p>
          </table:table-cell>
          <table:table-cell table:formula="of:=(1-[.R11])*100" office:value-type="float" office:value="0.159999999999993" calcext:value-type="float">
            <text:p>0.159999999999993</text:p>
          </table:table-cell>
          <table:table-cell table:formula="of:=(1-[.S11])*100" office:value-type="float" office:value="8.7" calcext:value-type="float">
            <text:p>8.7</text:p>
          </table:table-cell>
          <table:table-cell table:formula="of:=(1-[.T11])*100" office:value-type="float" office:value="2.1" calcext:value-type="float">
            <text:p>2.1</text:p>
          </table:table-cell>
          <table:table-cell table:formula="of:=(1-[.U11])*100" office:value-type="float" office:value="0.0399999999999956" calcext:value-type="float">
            <text:p>0.039999999999996</text:p>
          </table:table-cell>
          <table:table-cell table:formula="of:=(1-[.V11])*100" office:value-type="float" office:value="0.0399999999999956" calcext:value-type="float">
            <text:p>0.039999999999996</text:p>
          </table:table-cell>
          <table:table-cell/>
          <table:table-cell table:formula="of:=(1-[.X11])*100" office:value-type="float" office:value="12.0044444444444" calcext:value-type="float">
            <text:p>12.0044444444444</text:p>
          </table:table-cell>
          <table:table-cell table:formula="of:=([.I21]+[.L21]+[.S21])/3" office:value-type="float" office:value="60.7733333333333" calcext:value-type="float">
            <text:p>60.77333333333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5</text:p>
          </table:table-cell>
          <table:table-cell table:formula="of:=(1-[.E12])*100" office:value-type="float" office:value="0.259999999999994" calcext:value-type="float">
            <text:p>0.259999999999994</text:p>
          </table:table-cell>
          <table:table-cell table:formula="of:=(1-[.F12])*100" office:value-type="float" office:value="0.1" calcext:value-type="float">
            <text:p>0.1</text:p>
          </table:table-cell>
          <table:table-cell table:formula="of:=(1-[.G12])*100" office:value-type="float" office:value="0.269999999999992" calcext:value-type="float">
            <text:p>0.269999999999992</text:p>
          </table:table-cell>
          <table:table-cell table:formula="of:=(1-[.H12])*100" office:value-type="float" office:value="15.59" calcext:value-type="float">
            <text:p>15.59</text:p>
          </table:table-cell>
          <table:table-cell table:formula="of:=(1-[.I12])*100" office:value-type="float" office:value="77.57" calcext:value-type="float">
            <text:p>77.57</text:p>
          </table:table-cell>
          <table:table-cell table:formula="of:=(1-[.J12])*100" office:value-type="float" office:value="11.76" calcext:value-type="float">
            <text:p>11.76</text:p>
          </table:table-cell>
          <table:table-cell table:formula="of:=(1-[.K12])*100" office:value-type="float" office:value="0.600000000000001" calcext:value-type="float">
            <text:p>0.600000000000001</text:p>
          </table:table-cell>
          <table:table-cell table:formula="of:=(1-[.L12])*100" office:value-type="float" office:value="88.43" calcext:value-type="float">
            <text:p>88.43</text:p>
          </table:table-cell>
          <table:table-cell table:formula="of:=(1-[.M12])*100" office:value-type="float" office:value="0.0399999999999956" calcext:value-type="float">
            <text:p>0.039999999999996</text:p>
          </table:table-cell>
          <table:table-cell table:formula="of:=(1-[.N12])*100" office:value-type="float" office:value="0.0899999999999901" calcext:value-type="float">
            <text:p>0.08999999999999</text:p>
          </table:table-cell>
          <table:table-cell table:formula="of:=(1-[.O12])*100" office:value-type="float" office:value="0.219999999999998" calcext:value-type="float">
            <text:p>0.219999999999998</text:p>
          </table:table-cell>
          <table:table-cell table:formula="of:=(1-[.P12])*100" office:value-type="float" office:value="0.539999999999996" calcext:value-type="float">
            <text:p>0.539999999999996</text:p>
          </table:table-cell>
          <table:table-cell table:formula="of:=(1-[.Q12])*100" office:value-type="float" office:value="0.2" calcext:value-type="float">
            <text:p>0.2</text:p>
          </table:table-cell>
          <table:table-cell table:formula="of:=(1-[.R12])*100" office:value-type="float" office:value="0.159999999999993" calcext:value-type="float">
            <text:p>0.159999999999993</text:p>
          </table:table-cell>
          <table:table-cell table:formula="of:=(1-[.S12])*100" office:value-type="float" office:value="1" calcext:value-type="float">
            <text:p>1</text:p>
          </table:table-cell>
          <table:table-cell table:formula="of:=(1-[.T12])*100" office:value-type="float" office:value="1.75" calcext:value-type="float">
            <text:p>1.75</text:p>
          </table:table-cell>
          <table:table-cell table:formula="of:=(1-[.U12])*100" office:value-type="float" office:value="0.0399999999999956" calcext:value-type="float">
            <text:p>0.039999999999996</text:p>
          </table:table-cell>
          <table:table-cell table:formula="of:=(1-[.V12])*100" office:value-type="float" office:value="0.0399999999999956" calcext:value-type="float">
            <text:p>0.039999999999996</text:p>
          </table:table-cell>
          <table:table-cell/>
          <table:table-cell table:formula="of:=(1-[.X12])*100" office:value-type="float" office:value="11.0366666666667" calcext:value-type="float">
            <text:p>11.0366666666667</text:p>
          </table:table-cell>
          <table:table-cell table:formula="of:=([.I22]+[.L22]+[.S22])/3" office:value-type="float" office:value="55.6666666666667" calcext:value-type="float">
            <text:p>55.6666666666667</text:p>
          </table:table-cell>
        </table:table-row>
        <table:table-row table:style-name="ro1" table:number-rows-repeated="32">
          <table:table-cell table:number-columns-repeated="25"/>
        </table:table-row>
        <table:table-row table:style-name="ro1">
          <table:table-cell table:number-columns-repeated="3"/>
          <table:table-cell table:style-name="ce6" table:number-columns-repeated="19"/>
          <table:table-cell table:number-columns-repeated="3"/>
        </table:table-row>
        <table:table-row table:style-name="ro1" table:number-rows-repeated="4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get switch_agg_rate data from 50 to 54 ( FP )</text:p>
          </table:table-cell>
          <table:table-cell table:number-columns-repeated="9"/>
          <table:table-cell table:style-name="ce6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01" calcext:value-type="float">
            <text:p>0.9901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29" calcext:value-type="float">
            <text:p>0.9929</text:p>
          </table:table-cell>
          <table:table-cell office:value-type="float" office:value="0.8392" calcext:value-type="float">
            <text:p>0.8392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7697" calcext:value-type="float">
            <text:p>0.7697</text:p>
          </table:table-cell>
          <table:table-cell office:value-type="float" office:value="0.754" calcext:value-type="float">
            <text:p>0.754</text:p>
          </table:table-cell>
          <table:table-cell office:value-type="float" office:value="0.0765" calcext:value-type="float">
            <text:p>0.0765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82" calcext:value-type="float">
            <text:p>0.9982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792" calcext:value-type="float">
            <text:p>0.9792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9616" calcext:value-type="float">
            <text:p>0.9616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88" calcext:value-type="float">
            <text:p>0.9988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59" calcext:value-type="float">
            <text:p>0.9959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8403" calcext:value-type="float">
            <text:p>0.8403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8198" calcext:value-type="float">
            <text:p>0.8198</text:p>
          </table:table-cell>
          <table:table-cell office:value-type="float" office:value="0.9383" calcext:value-type="float">
            <text:p>0.9383</text:p>
          </table:table-cell>
          <table:table-cell office:value-type="float" office:value="0.0955" calcext:value-type="float">
            <text:p>0.0955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19" calcext:value-type="float">
            <text:p>0.9919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0538" calcext:value-type="float">
            <text:p>0.0538</text:p>
          </table:table-cell>
          <table:table-cell office:value-type="float" office:value="0.9691" calcext:value-type="float">
            <text:p>0.9691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63" calcext:value-type="float">
            <text:p>0.9963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0527" calcext:value-type="float">
            <text:p>0.0527</text:p>
          </table:table-cell>
          <table:table-cell office:value-type="float" office:value="0.8511" calcext:value-type="float">
            <text:p>0.8511</text:p>
          </table:table-cell>
          <table:table-cell office:value-type="float" office:value="0.9872" calcext:value-type="float">
            <text:p>0.9872</text:p>
          </table:table-cell>
          <table:table-cell office:value-type="float" office:value="0.1059" calcext:value-type="float">
            <text:p>0.1059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35" calcext:value-type="float">
            <text:p>0.9935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3927" calcext:value-type="float">
            <text:p>0.3927</text:p>
          </table:table-cell>
          <table:table-cell office:value-type="float" office:value="0.9733" calcext:value-type="float">
            <text:p>0.9733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7" calcext:value-type="float">
            <text:p>0.997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71" calcext:value-type="float">
            <text:p>0.9971</text:p>
          </table:table-cell>
          <table:table-cell office:value-type="float" office:value="0.8431" calcext:value-type="float">
            <text:p>0.8431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8691" calcext:value-type="float">
            <text:p>0.8691</text:p>
          </table:table-cell>
          <table:table-cell office:value-type="float" office:value="0.9918" calcext:value-type="float">
            <text:p>0.9918</text:p>
          </table:table-cell>
          <table:table-cell office:value-type="float" office:value="0.1121" calcext:value-type="float">
            <text:p>0.1121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9942" calcext:value-type="float">
            <text:p>0.9942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913" calcext:value-type="float">
            <text:p>0.913</text:p>
          </table:table-cell>
          <table:table-cell office:value-type="float" office:value="0.979" calcext:value-type="float">
            <text:p>0.979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74" calcext:value-type="float">
            <text:p>0.9974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73" calcext:value-type="float">
            <text:p>0.9973</text:p>
          </table:table-cell>
          <table:table-cell office:value-type="float" office:value="0.8441" calcext:value-type="float">
            <text:p>0.8441</text:p>
          </table:table-cell>
          <table:table-cell office:value-type="float" office:value="0.2243" calcext:value-type="float">
            <text:p>0.2243</text:p>
          </table:table-cell>
          <table:table-cell office:value-type="float" office:value="0.8824" calcext:value-type="float">
            <text:p>0.8824</text:p>
          </table:table-cell>
          <table:table-cell office:value-type="float" office:value="0.994" calcext:value-type="float">
            <text:p>0.994</text:p>
          </table:table-cell>
          <table:table-cell office:value-type="float" office:value="0.1157" calcext:value-type="float">
            <text:p>0.1157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9946" calcext:value-type="float">
            <text:p>0.9946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99" calcext:value-type="float">
            <text:p>0.99</text:p>
          </table:table-cell>
          <table:table-cell office:value-type="float" office:value="0.9825" calcext:value-type="float">
            <text:p>0.9825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style-name="ce6" table:number-columns-repeated="2"/>
        </table:table-row>
        <table:table-row table:style-name="ro1" table:number-rows-repeated="13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4"/>
          <table:table-cell table:style-name="ce6" table:number-columns-repeated="21"/>
        </table:table-row>
        <table:table-row table:style-name="ro1">
          <table:table-cell table:number-columns-repeated="4"/>
          <table:table-cell table:style-name="ce6"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7">0000/00/00</text:date>, <text:time style:data-style-name="N2" text:time-value="16:08:40.59392709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16:41:03.196737869</meta:creation-date>
    <dc:date>2020-12-27T16:24:55.870884672</dc:date>
    <meta:editing-duration>PT1H39M42S</meta:editing-duration>
    <meta:editing-cycles>18</meta:editing-cycles>
    <meta:generator>LibreOffice/6.0.7.3$Linux_X86_64 LibreOffice_project/00m0$Build-3</meta:generator>
    <meta:document-statistic meta:table-count="3" meta:cell-count="109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table:cell-range-address="MPKI.D17:MPKI.Y22" chart:data-source-has-labels="both" svg:x="1.172cm" svg:y="1.098cm" svg:width="19.404cm" svg:height="8.736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MPKI.E17:MPKI.Y17"/>
            <chart:grid chart:class="major"/>
          </chart:axis>
          <chart:axis chart:dimension="y" chart:name="primary-y" chart:style-name="ch5">
            <chart:title svg:x="0cm" svg:y="6.977cm" chart:style-name="ch6">
              <text:p>fraction of
CONSERVATIVE  mode(%)</text:p>
            </chart:title>
            <chart:grid chart:class="major"/>
          </chart:axis>
          <chart:series chart:style-name="ch7" chart:values-cell-range-address="MPKI.E18:MPKI.Y18" chart:label-cell-address="MPKI.D18:MPKI.D18" chart:class="chart:bar">
            <chart:data-point chart:repeated="21"/>
          </chart:series>
          <chart:series chart:style-name="ch8" chart:values-cell-range-address="MPKI.E19:MPKI.Y19" chart:label-cell-address="MPKI.D19:MPKI.D19" chart:class="chart:bar">
            <chart:data-point chart:repeated="21"/>
          </chart:series>
          <chart:series chart:style-name="ch9" chart:values-cell-range-address="MPKI.E20:MPKI.Y20" chart:label-cell-address="MPKI.D20:MPKI.D20" chart:class="chart:bar">
            <chart:data-point chart:repeated="21"/>
          </chart:series>
          <chart:series chart:style-name="ch10" chart:values-cell-range-address="MPKI.E21:MPKI.Y21" chart:label-cell-address="MPKI.D21:MPKI.D21" chart:class="chart:bar">
            <chart:data-point chart:repeated="21"/>
          </chart:series>
          <chart:series chart:style-name="ch11" chart:values-cell-range-address="MPKI.E22:MPKI.Y22" chart:label-cell-address="MPKI.D22:MPKI.D22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MPKI.E17:MPKI.Y17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MLP avg</text:p>
              </table:table-cell>
            </table:table-row>
          </table:table-header-rows>
          <table:table-rows>
            <table:table-row>
              <table:table-cell office:value-type="string">
                <text:p>MPKI=1</text:p>
                <draw:g>
                  <svg:desc>MPKI.D18:MPKI.D18</svg:desc>
                </draw:g>
              </table:table-cell>
              <table:table-cell office:value-type="float" office:value="0.989999999999991">
                <text:p>0.989999999999991</text:p>
                <draw:g>
                  <svg:desc>MPKI.E18:MPKI.Y18</svg:desc>
                </draw:g>
              </table:table-cell>
              <table:table-cell office:value-type="float" office:value="0.169999999999992">
                <text:p>0.169999999999992</text:p>
              </table:table-cell>
              <table:table-cell office:value-type="float" office:value="0.71">
                <text:p>0.71</text:p>
              </table:table-cell>
              <table:table-cell office:value-type="float" office:value="16.08">
                <text:p>16.08</text:p>
              </table:table-cell>
              <table:table-cell office:value-type="float" office:value="99.34">
                <text:p>99.34</text:p>
              </table:table-cell>
              <table:table-cell office:value-type="float" office:value="23.03">
                <text:p>23.03</text:p>
              </table:table-cell>
              <table:table-cell office:value-type="float" office:value="24.6">
                <text:p>24.6</text:p>
              </table:table-cell>
              <table:table-cell office:value-type="float" office:value="92.35">
                <text:p>92.35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179999999999991">
                <text:p>0.179999999999991</text:p>
              </table:table-cell>
              <table:table-cell office:value-type="float" office:value="0.439999999999996">
                <text:p>0.439999999999996</text:p>
              </table:table-cell>
              <table:table-cell office:value-type="float" office:value="2.07999999999999">
                <text:p>2.07999999999999</text:p>
              </table:table-cell>
              <table:table-cell office:value-type="float" office:value="0.229999999999997">
                <text:p>0.229999999999997</text:p>
              </table:table-cell>
              <table:table-cell office:value-type="float" office:value="0.319999999999998">
                <text:p>0.319999999999998</text:p>
              </table:table-cell>
              <table:table-cell office:value-type="float" office:value="99.97">
                <text:p>99.97</text:p>
              </table:table-cell>
              <table:table-cell office:value-type="float" office:value="3.84">
                <text:p>3.84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119999999999998">
                <text:p>0.119999999999998</text:p>
              </table:table-cell>
              <table:table-cell office:value-type="float" office:value="NaN">
                <text:p>NaN</text:p>
              </table:table-cell>
              <table:table-cell office:value-type="float" office:value="20.2516666666667">
                <text:p>20.2516666666667</text:p>
              </table:table-cell>
              <table:table-cell office:value-type="float" office:value="97.22">
                <text:p>97.22</text:p>
              </table:table-cell>
            </table:table-row>
            <table:table-row>
              <table:table-cell office:value-type="string">
                <text:p>MPKI=2</text:p>
                <draw:g>
                  <svg:desc>MPKI.D19:MPKI.D19</svg:desc>
                </draw:g>
              </table:table-cell>
              <table:table-cell office:value-type="float" office:value="0.409999999999999">
                <text:p>0.409999999999999</text:p>
                <draw:g>
                  <svg:desc>MPKI.E19:MPKI.Y19</svg:desc>
                </draw:g>
              </table:table-cell>
              <table:table-cell office:value-type="float" office:value="0.129999999999997">
                <text:p>0.129999999999997</text:p>
              </table:table-cell>
              <table:table-cell office:value-type="float" office:value="0.459999999999994">
                <text:p>0.459999999999994</text:p>
              </table:table-cell>
              <table:table-cell office:value-type="float" office:value="15.97">
                <text:p>15.97</text:p>
              </table:table-cell>
              <table:table-cell office:value-type="float" office:value="98.56">
                <text:p>98.56</text:p>
              </table:table-cell>
              <table:table-cell office:value-type="float" office:value="18.02">
                <text:p>18.02</text:p>
              </table:table-cell>
              <table:table-cell office:value-type="float" office:value="6.17">
                <text:p>6.17</text:p>
              </table:table-cell>
              <table:table-cell office:value-type="float" office:value="90.45">
                <text:p>90.45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49999999999995">
                <text:p>0.249999999999995</text:p>
              </table:table-cell>
              <table:table-cell office:value-type="float" office:value="0.81">
                <text:p>0.81</text:p>
              </table:table-cell>
              <table:table-cell office:value-type="float" office:value="0.229999999999997">
                <text:p>0.229999999999997</text:p>
              </table:table-cell>
              <table:table-cell office:value-type="float" office:value="0.319999999999998">
                <text:p>0.319999999999998</text:p>
              </table:table-cell>
              <table:table-cell office:value-type="float" office:value="94.62">
                <text:p>94.62</text:p>
              </table:table-cell>
              <table:table-cell office:value-type="float" office:value="3.08999999999999">
                <text:p>3.08999999999999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8.3166666666666">
                <text:p>18.3166666666666</text:p>
              </table:table-cell>
              <table:table-cell office:value-type="float" office:value="94.5433333333333">
                <text:p>94.5433333333333</text:p>
              </table:table-cell>
            </table:table-row>
            <table:table-row>
              <table:table-cell office:value-type="string">
                <text:p>MPKI=3</text:p>
                <draw:g>
                  <svg:desc>MPKI.D20:MPKI.D20</svg:desc>
                </draw:g>
              </table:table-cell>
              <table:table-cell office:value-type="float" office:value="0.369999999999993">
                <text:p>0.369999999999993</text:p>
                <draw:g>
                  <svg:desc>MPKI.E20:MPKI.Y20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359999999999994">
                <text:p>0.359999999999994</text:p>
              </table:table-cell>
              <table:table-cell office:value-type="float" office:value="15.79">
                <text:p>15.79</text:p>
              </table:table-cell>
              <table:table-cell office:value-type="float" office:value="94.73">
                <text:p>94.73</text:p>
              </table:table-cell>
              <table:table-cell office:value-type="float" office:value="14.89">
                <text:p>14.89</text:p>
              </table:table-cell>
              <table:table-cell office:value-type="float" office:value="1.27999999999999">
                <text:p>1.27999999999999</text:p>
              </table:table-cell>
              <table:table-cell office:value-type="float" office:value="89.41">
                <text:p>89.41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49999999999995">
                <text:p>0.249999999999995</text:p>
              </table:table-cell>
              <table:table-cell office:value-type="float" office:value="0.649999999999995">
                <text:p>0.649999999999995</text:p>
              </table:table-cell>
              <table:table-cell office:value-type="float" office:value="0.2">
                <text:p>0.2</text:p>
              </table:table-cell>
              <table:table-cell office:value-type="float" office:value="0.159999999999993">
                <text:p>0.159999999999993</text:p>
              </table:table-cell>
              <table:table-cell office:value-type="float" office:value="60.73">
                <text:p>60.73</text:p>
              </table:table-cell>
              <table:table-cell office:value-type="float" office:value="2.66999999999999">
                <text:p>2.66999999999999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5.6555555555556">
                <text:p>15.6555555555556</text:p>
              </table:table-cell>
              <table:table-cell office:value-type="float" office:value="81.6233333333333">
                <text:p>81.6233333333333</text:p>
              </table:table-cell>
            </table:table-row>
            <table:table-row>
              <table:table-cell office:value-type="string">
                <text:p>MPKI=4</text:p>
                <draw:g>
                  <svg:desc>MPKI.D21:MPKI.D21</svg:desc>
                </draw:g>
              </table:table-cell>
              <table:table-cell office:value-type="float" office:value="0.3">
                <text:p>0.3</text:p>
                <draw:g>
                  <svg:desc>MPKI.E21:MPKI.Y21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8999999999999">
                <text:p>0.28999999999999</text:p>
              </table:table-cell>
              <table:table-cell office:value-type="float" office:value="15.69">
                <text:p>15.69</text:p>
              </table:table-cell>
              <table:table-cell office:value-type="float" office:value="84.83">
                <text:p>84.83</text:p>
              </table:table-cell>
              <table:table-cell office:value-type="float" office:value="13.09">
                <text:p>13.09</text:p>
              </table:table-cell>
              <table:table-cell office:value-type="float" office:value="0.819999999999999">
                <text:p>0.819999999999999</text:p>
              </table:table-cell>
              <table:table-cell office:value-type="float" office:value="88.79">
                <text:p>88.79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19999999999998">
                <text:p>0.219999999999998</text:p>
              </table:table-cell>
              <table:table-cell office:value-type="float" office:value="0.579999999999992">
                <text:p>0.579999999999992</text:p>
              </table:table-cell>
              <table:table-cell office:value-type="float" office:value="0.2">
                <text:p>0.2</text:p>
              </table:table-cell>
              <table:table-cell office:value-type="float" office:value="0.159999999999993">
                <text:p>0.159999999999993</text:p>
              </table:table-cell>
              <table:table-cell office:value-type="float" office:value="8.7">
                <text:p>8.7</text:p>
              </table:table-cell>
              <table:table-cell office:value-type="float" office:value="2.1">
                <text:p>2.1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2.0044444444444">
                <text:p>12.0044444444444</text:p>
              </table:table-cell>
              <table:table-cell office:value-type="float" office:value="60.7733333333333">
                <text:p>60.7733333333333</text:p>
              </table:table-cell>
            </table:table-row>
            <table:table-row>
              <table:table-cell office:value-type="string">
                <text:p>MPKI=5</text:p>
                <draw:g>
                  <svg:desc>MPKI.D22:MPKI.D22</svg:desc>
                </draw:g>
              </table:table-cell>
              <table:table-cell office:value-type="float" office:value="0.259999999999994">
                <text:p>0.259999999999994</text:p>
                <draw:g>
                  <svg:desc>MPKI.E22:MPKI.Y22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69999999999992">
                <text:p>0.269999999999992</text:p>
              </table:table-cell>
              <table:table-cell office:value-type="float" office:value="15.59">
                <text:p>15.59</text:p>
              </table:table-cell>
              <table:table-cell office:value-type="float" office:value="77.57">
                <text:p>77.57</text:p>
              </table:table-cell>
              <table:table-cell office:value-type="float" office:value="11.76">
                <text:p>11.76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88.43">
                <text:p>88.43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19999999999998">
                <text:p>0.219999999999998</text:p>
              </table:table-cell>
              <table:table-cell office:value-type="float" office:value="0.539999999999996">
                <text:p>0.539999999999996</text:p>
              </table:table-cell>
              <table:table-cell office:value-type="float" office:value="0.2">
                <text:p>0.2</text:p>
              </table:table-cell>
              <table:table-cell office:value-type="float" office:value="0.159999999999993">
                <text:p>0.159999999999993</text:p>
              </table:table-cell>
              <table:table-cell office:value-type="float" office:value="1">
                <text:p>1</text:p>
              </table:table-cell>
              <table:table-cell office:value-type="float" office:value="1.75">
                <text:p>1.75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1.0366666666667">
                <text:p>11.0366666666667</text:p>
              </table:table-cell>
              <table:table-cell office:value-type="float" office:value="55.6666666666667">
                <text:p>55.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table:cell-range-address="IPC.D17:IPC.Y22" chart:data-source-has-labels="both" svg:x="1.172cm" svg:y="1.098cm" svg:width="19.404cm" svg:height="8.498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IPC.E17:IPC.Y17"/>
            <chart:grid chart:class="major"/>
          </chart:axis>
          <chart:axis chart:dimension="y" chart:name="primary-y" chart:style-name="ch5">
            <chart:title svg:x="0cm" svg:y="6.977cm" chart:style-name="ch6">
              <text:p>fraction of
CONSERVATIVE  mode(%)</text:p>
            </chart:title>
            <chart:grid chart:class="major"/>
          </chart:axis>
          <chart:series chart:style-name="ch7" chart:values-cell-range-address="IPC.E18:IPC.Y18" chart:label-cell-address="IPC.D18:IPC.D18" chart:class="chart:bar">
            <chart:data-point chart:repeated="21"/>
          </chart:series>
          <chart:series chart:style-name="ch8" chart:values-cell-range-address="IPC.E19:IPC.Y19" chart:label-cell-address="IPC.D19:IPC.D19" chart:class="chart:bar">
            <chart:data-point chart:repeated="21"/>
          </chart:series>
          <chart:series chart:style-name="ch9" chart:values-cell-range-address="IPC.E20:IPC.Y20" chart:label-cell-address="IPC.D20:IPC.D20" chart:class="chart:bar">
            <chart:data-point chart:repeated="21"/>
          </chart:series>
          <chart:series chart:style-name="ch10" chart:values-cell-range-address="IPC.E21:IPC.Y21" chart:label-cell-address="IPC.D21:IPC.D21" chart:class="chart:bar">
            <chart:data-point chart:repeated="21"/>
          </chart:series>
          <chart:series chart:style-name="ch11" chart:values-cell-range-address="IPC.E22:IPC.Y22" chart:label-cell-address="IPC.D22:IPC.D22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IPC.E17:IPC.Y17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ILP avg</text:p>
              </table:table-cell>
            </table:table-row>
          </table:table-header-rows>
          <table:table-rows>
            <table:table-row>
              <table:table-cell office:value-type="string">
                <text:p>IPC=2.5</text:p>
                <draw:g>
                  <svg:desc>IPC.D18:IPC.D18</svg:desc>
                </draw:g>
              </table:table-cell>
              <table:table-cell office:value-type="float" office:value="8.82999999999999">
                <text:p>8.82999999999999</text:p>
                <draw:g>
                  <svg:desc>IPC.E18:IPC.Y18</svg:desc>
                </draw:g>
              </table:table-cell>
              <table:table-cell office:value-type="float" office:value="98.48">
                <text:p>98.48</text:p>
              </table:table-cell>
              <table:table-cell office:value-type="float" office:value="9.57">
                <text:p>9.57</text:p>
              </table:table-cell>
              <table:table-cell office:value-type="float" office:value="2.25">
                <text:p>2.25</text:p>
              </table:table-cell>
              <table:table-cell office:value-type="float" office:value="0.359999999999994">
                <text:p>0.359999999999994</text:p>
              </table:table-cell>
              <table:table-cell office:value-type="float" office:value="6.60999999999999">
                <text:p>6.60999999999999</text:p>
              </table:table-cell>
              <table:table-cell office:value-type="float" office:value="69.02">
                <text:p>69.02</text:p>
              </table:table-cell>
              <table:table-cell office:value-type="float" office:value="2.56999999999999">
                <text:p>2.56999999999999</text:p>
              </table:table-cell>
              <table:table-cell office:value-type="float" office:value="99.88">
                <text:p>99.88</text:p>
              </table:table-cell>
              <table:table-cell office:value-type="float" office:value="99.78">
                <text:p>99.78</text:p>
              </table:table-cell>
              <table:table-cell office:value-type="float" office:value="99.53">
                <text:p>99.53</text:p>
              </table:table-cell>
              <table:table-cell office:value-type="float" office:value="89.93">
                <text:p>89.93</text:p>
              </table:table-cell>
              <table:table-cell office:value-type="float" office:value="99.69">
                <text:p>99.69</text:p>
              </table:table-cell>
              <table:table-cell office:value-type="float" office:value="99.58">
                <text:p>99.58</text:p>
              </table:table-cell>
              <table:table-cell office:value-type="float" office:value="99.42">
                <text:p>99.42</text:p>
              </table:table-cell>
              <table:table-cell office:value-type="float" office:value="38.19">
                <text:p>38.19</text:p>
              </table:table-cell>
              <table:table-cell office:value-type="float" office:value="99.91">
                <text:p>99.91</text:p>
              </table:table-cell>
              <table:table-cell office:value-type="float" office:value="99.88">
                <text:p>99.88</text:p>
              </table:table-cell>
              <table:table-cell office:value-type="float" office:value="NaN">
                <text:p>NaN</text:p>
              </table:table-cell>
              <table:table-cell office:value-type="float" office:value="62.4155555555556">
                <text:p>62.4155555555556</text:p>
              </table:table-cell>
              <table:table-cell office:value-type="float" office:value="98.3557142857143">
                <text:p>98.3557142857143</text:p>
              </table:table-cell>
            </table:table-row>
            <table:table-row>
              <table:table-cell office:value-type="string">
                <text:p>IPC=3.0</text:p>
                <draw:g>
                  <svg:desc>IPC.D19:IPC.D19</svg:desc>
                </draw:g>
              </table:table-cell>
              <table:table-cell office:value-type="float" office:value="0.449999999999995">
                <text:p>0.449999999999995</text:p>
                <draw:g>
                  <svg:desc>IPC.E19:IPC.Y19</svg:desc>
                </draw:g>
              </table:table-cell>
              <table:table-cell office:value-type="float" office:value="88.88">
                <text:p>88.88</text:p>
              </table:table-cell>
              <table:table-cell office:value-type="float" office:value="7.53999999999999">
                <text:p>7.53999999999999</text:p>
              </table:table-cell>
              <table:table-cell office:value-type="float" office:value="1.12">
                <text:p>1.12</text:p>
              </table:table-cell>
              <table:table-cell office:value-type="float" office:value="0.129999999999997">
                <text:p>0.129999999999997</text:p>
              </table:table-cell>
              <table:table-cell office:value-type="float" office:value="0.879999999999992">
                <text:p>0.879999999999992</text:p>
              </table:table-cell>
              <table:table-cell office:value-type="float" office:value="30.39">
                <text:p>30.39</text:p>
              </table:table-cell>
              <table:table-cell office:value-type="float" office:value="2.02">
                <text:p>2.02</text:p>
              </table:table-cell>
              <table:table-cell office:value-type="float" office:value="99.88">
                <text:p>99.88</text:p>
              </table:table-cell>
              <table:table-cell office:value-type="float" office:value="99.78">
                <text:p>99.78</text:p>
              </table:table-cell>
              <table:table-cell office:value-type="float" office:value="99.35">
                <text:p>99.35</text:p>
              </table:table-cell>
              <table:table-cell office:value-type="float" office:value="79.58">
                <text:p>79.58</text:p>
              </table:table-cell>
              <table:table-cell office:value-type="float" office:value="0">
                <text:p>0</text:p>
              </table:table-cell>
              <table:table-cell office:value-type="float" office:value="99.58">
                <text:p>99.58</text:p>
              </table:table-cell>
              <table:table-cell office:value-type="float" office:value="81.83">
                <text:p>81.83</text:p>
              </table:table-cell>
              <table:table-cell office:value-type="float" office:value="11.57">
                <text:p>11.57</text:p>
              </table:table-cell>
              <table:table-cell office:value-type="float" office:value="99.83">
                <text:p>99.83</text:p>
              </table:table-cell>
              <table:table-cell office:value-type="float" office:value="99.88">
                <text:p>99.88</text:p>
              </table:table-cell>
              <table:table-cell office:value-type="float" office:value="NaN">
                <text:p>NaN</text:p>
              </table:table-cell>
              <table:table-cell office:value-type="float" office:value="50.1494444444444">
                <text:p>50.1494444444444</text:p>
              </table:table-cell>
              <table:table-cell office:value-type="float" office:value="96.84">
                <text:p>96.84</text:p>
              </table:table-cell>
            </table:table-row>
            <table:table-row>
              <table:table-cell office:value-type="string">
                <text:p>IPC=3.5</text:p>
                <draw:g>
                  <svg:desc>IPC.D20:IPC.D20</svg:desc>
                </draw:g>
              </table:table-cell>
              <table:table-cell office:value-type="float" office:value="0">
                <text:p>0</text:p>
                <draw:g>
                  <svg:desc>IPC.E20:IPC.Y20</svg:desc>
                </draw:g>
              </table:table-cell>
              <table:table-cell office:value-type="float" office:value="13.01">
                <text:p>13.01</text:p>
              </table:table-cell>
              <table:table-cell office:value-type="float" office:value="5.58">
                <text:p>5.58</text:p>
              </table:table-cell>
              <table:table-cell office:value-type="float" office:value="0.469999999999993">
                <text:p>0.469999999999993</text:p>
              </table:table-cell>
              <table:table-cell office:value-type="float" office:value="0">
                <text:p>0</text:p>
              </table:table-cell>
              <table:table-cell office:value-type="float" office:value="0.38999999999999">
                <text:p>0.38999999999999</text:p>
              </table:table-cell>
              <table:table-cell office:value-type="float" office:value="4.88999999999999">
                <text:p>4.88999999999999</text:p>
              </table:table-cell>
              <table:table-cell office:value-type="float" office:value="0.209999999999999">
                <text:p>0.209999999999999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97.42">
                <text:p>97.42</text:p>
              </table:table-cell>
              <table:table-cell office:value-type="float" office:value="61.26">
                <text:p>61.26</text:p>
              </table:table-cell>
              <table:table-cell office:value-type="float" office:value="0">
                <text:p>0</text:p>
              </table:table-cell>
              <table:table-cell office:value-type="float" office:value="99.58">
                <text:p>99.58</text:p>
              </table:table-cell>
              <table:table-cell office:value-type="float" office:value="11.15">
                <text:p>11.15</text:p>
              </table:table-cell>
              <table:table-cell office:value-type="float" office:value="0.359999999999994">
                <text:p>0.359999999999994</text:p>
              </table:table-cell>
              <table:table-cell office:value-type="float" office:value="99.79">
                <text:p>99.79</text:p>
              </table:table-cell>
              <table:table-cell office:value-type="float" office:value="78.98">
                <text:p>78.98</text:p>
              </table:table-cell>
              <table:table-cell office:value-type="float" office:value="NaN">
                <text:p>NaN</text:p>
              </table:table-cell>
              <table:table-cell office:value-type="float" office:value="37.3683333333333">
                <text:p>37.3683333333333</text:p>
              </table:table-cell>
              <table:table-cell office:value-type="float" office:value="90.9385714285714">
                <text:p>90.9385714285714</text:p>
              </table:table-cell>
            </table:table-row>
            <table:table-row>
              <table:table-cell office:value-type="string">
                <text:p>IPC=4.0</text:p>
                <draw:g>
                  <svg:desc>IPC.D21:IPC.D21</svg:desc>
                </draw:g>
              </table:table-cell>
              <table:table-cell office:value-type="float" office:value="0">
                <text:p>0</text:p>
                <draw:g>
                  <svg:desc>IPC.E21:IPC.Y2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4.07">
                <text:p>4.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9999999999997">
                <text:p>0.129999999999997</text:p>
              </table:table-cell>
              <table:table-cell office:value-type="float" office:value="0.359999999999994">
                <text:p>0.359999999999994</text:p>
              </table:table-cell>
              <table:table-cell office:value-type="float" office:value="0.0599999999999934">
                <text:p>0.0599999999999934</text:p>
              </table:table-cell>
              <table:table-cell office:value-type="float" office:value="0">
                <text:p>0</text:p>
              </table:table-cell>
              <table:table-cell office:value-type="float" office:value="99.69">
                <text:p>99.69</text:p>
              </table:table-cell>
              <table:table-cell office:value-type="float" office:value="0">
                <text:p>0</text:p>
              </table:table-cell>
              <table:table-cell office:value-type="float" office:value="44.18">
                <text:p>44.18</text:p>
              </table:table-cell>
              <table:table-cell office:value-type="float" office:value="0">
                <text:p>0</text:p>
              </table:table-cell>
              <table:table-cell office:value-type="float" office:value="99.58">
                <text:p>99.58</text:p>
              </table:table-cell>
              <table:table-cell office:value-type="float" office:value="2.40999999999999">
                <text:p>2.40999999999999</text:p>
              </table:table-cell>
              <table:table-cell office:value-type="float" office:value="0">
                <text:p>0</text:p>
              </table:table-cell>
              <table:table-cell office:value-type="float" office:value="99.79">
                <text:p>99.79</text:p>
              </table:table-cell>
              <table:table-cell office:value-type="float" office:value="63.4">
                <text:p>63.4</text:p>
              </table:table-cell>
              <table:table-cell office:value-type="float" office:value="NaN">
                <text:p>NaN</text:p>
              </table:table-cell>
              <table:table-cell office:value-type="float" office:value="22.9816666666667">
                <text:p>22.9816666666667</text:p>
              </table:table-cell>
              <table:table-cell office:value-type="float" office:value="58.0914285714286">
                <text:p>58.0914285714286</text:p>
              </table:table-cell>
            </table:table-row>
            <table:table-row>
              <table:table-cell office:value-type="string">
                <text:p>IPC=4.5</text:p>
                <draw:g>
                  <svg:desc>IPC.D22:IPC.D22</svg:desc>
                </draw:g>
              </table:table-cell>
              <table:table-cell office:value-type="float" office:value="0">
                <text:p>0</text:p>
                <draw:g>
                  <svg:desc>IPC.E22:IPC.Y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8999999999999">
                <text:p>0.48999999999999</text:p>
              </table:table-cell>
              <table:table-cell office:value-type="float" office:value="0">
                <text:p>0</text:p>
              </table:table-cell>
              <table:table-cell office:value-type="float" office:value="28.79">
                <text:p>28.79</text:p>
              </table:table-cell>
              <table:table-cell office:value-type="float" office:value="0">
                <text:p>0</text:p>
              </table:table-cell>
              <table:table-cell office:value-type="float" office:value="99.47">
                <text:p>99.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.88">
                <text:p>30.88</text:p>
              </table:table-cell>
              <table:table-cell office:value-type="float" office:value="NaN">
                <text:p>NaN</text:p>
              </table:table-cell>
              <table:table-cell office:value-type="float" office:value="8.86833333333333">
                <text:p>8.86833333333333</text:p>
              </table:table-cell>
              <table:table-cell office:value-type="float" office:value="22.8042857142857">
                <text:p>22.80428571428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table:cell-range-address="ISR.D17:ISR.Y22" chart:data-source-has-labels="both" svg:x="1.172cm" svg:y="1.098cm" svg:width="19.404cm" svg:height="8.498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ISR.E17:ISR.Y17"/>
            <chart:grid chart:class="major"/>
          </chart:axis>
          <chart:axis chart:dimension="y" chart:name="primary-y" chart:style-name="ch5">
            <chart:title svg:x="0cm" svg:y="6.977cm" chart:style-name="ch6">
              <text:p>fraction of
CONSERVATIVE  mode(%)</text:p>
            </chart:title>
            <chart:grid chart:class="major"/>
          </chart:axis>
          <chart:series chart:style-name="ch7" chart:values-cell-range-address="ISR.E18:ISR.Y18" chart:label-cell-address="ISR.D18:ISR.D18" chart:class="chart:bar">
            <chart:data-point chart:repeated="21"/>
          </chart:series>
          <chart:series chart:style-name="ch8" chart:values-cell-range-address="ISR.E19:ISR.Y19" chart:label-cell-address="ISR.D19:ISR.D19" chart:class="chart:bar">
            <chart:data-point chart:repeated="21"/>
          </chart:series>
          <chart:series chart:style-name="ch9" chart:values-cell-range-address="ISR.E20:ISR.Y20" chart:label-cell-address="ISR.D20:ISR.D20" chart:class="chart:bar">
            <chart:data-point chart:repeated="21"/>
          </chart:series>
          <chart:series chart:style-name="ch10" chart:values-cell-range-address="ISR.E21:ISR.Y21" chart:label-cell-address="ISR.D21:ISR.D21" chart:class="chart:bar">
            <chart:data-point chart:repeated="21"/>
          </chart:series>
          <chart:series chart:style-name="ch11" chart:values-cell-range-address="ISR.E22:ISR.Y22" chart:label-cell-address="ISR.D22:ISR.D22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ISR.E17:ISR.Y17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ILP avg</text:p>
              </table:table-cell>
            </table:table-row>
          </table:table-header-rows>
          <table:table-rows>
            <table:table-row>
              <table:table-cell office:value-type="string">
                <text:p>ISR=5</text:p>
                <draw:g>
                  <svg:desc>ISR.D18:ISR.D18</svg:desc>
                </draw:g>
              </table:table-cell>
              <table:table-cell office:value-type="float" office:value="0">
                <text:p>0</text:p>
                <draw:g>
                  <svg:desc>ISR.E18:ISR.Y18</svg:desc>
                </draw:g>
              </table:table-cell>
              <table:table-cell office:value-type="float" office:value="28.87">
                <text:p>28.87</text:p>
              </table:table-cell>
              <table:table-cell office:value-type="float" office:value="3.4">
                <text:p>3.4</text:p>
              </table:table-cell>
              <table:table-cell office:value-type="float" office:value="0.509999999999999">
                <text:p>0.509999999999999</text:p>
              </table:table-cell>
              <table:table-cell office:value-type="float" office:value="0">
                <text:p>0</text:p>
              </table:table-cell>
              <table:table-cell office:value-type="float" office:value="0.379999999999991">
                <text:p>0.379999999999991</text:p>
              </table:table-cell>
              <table:table-cell office:value-type="float" office:value="2.13">
                <text:p>2.13</text:p>
              </table:table-cell>
              <table:table-cell office:value-type="float" office:value="0.28999999999999">
                <text:p>0.28999999999999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20.95">
                <text:p>20.95</text:p>
              </table:table-cell>
              <table:table-cell office:value-type="float" office:value="23.33">
                <text:p>23.33</text:p>
              </table:table-cell>
              <table:table-cell office:value-type="float" office:value="0">
                <text:p>0</text:p>
              </table:table-cell>
              <table:table-cell office:value-type="float" office:value="99.47">
                <text:p>99.47</text:p>
              </table:table-cell>
              <table:table-cell office:value-type="float" office:value="3.17999999999999">
                <text:p>3.17999999999999</text:p>
              </table:table-cell>
              <table:table-cell office:value-type="float" office:value="0.28999999999999">
                <text:p>0.28999999999999</text:p>
              </table:table-cell>
              <table:table-cell office:value-type="float" office:value="99.79">
                <text:p>99.79</text:p>
              </table:table-cell>
              <table:table-cell office:value-type="float" office:value="53.18">
                <text:p>53.18</text:p>
              </table:table-cell>
              <table:table-cell office:value-type="float" office:value="NaN">
                <text:p>NaN</text:p>
              </table:table-cell>
              <table:table-cell office:value-type="float" office:value="29.7394444444445">
                <text:p>29.7394444444445</text:p>
              </table:table-cell>
              <table:table-cell office:value-type="float" office:value="70.8942857142857">
                <text:p>70.8942857142857</text:p>
              </table:table-cell>
            </table:table-row>
            <table:table-row>
              <table:table-cell office:value-type="string">
                <text:p>ISR=10</text:p>
                <draw:g>
                  <svg:desc>ISR.D19:ISR.D19</svg:desc>
                </draw:g>
              </table:table-cell>
              <table:table-cell office:value-type="float" office:value="0.409999999999999">
                <text:p>0.409999999999999</text:p>
                <draw:g>
                  <svg:desc>ISR.E19:ISR.Y19</svg:desc>
                </draw:g>
              </table:table-cell>
              <table:table-cell office:value-type="float" office:value="94.05">
                <text:p>94.05</text:p>
              </table:table-cell>
              <table:table-cell office:value-type="float" office:value="5.36">
                <text:p>5.36</text:p>
              </table:table-cell>
              <table:table-cell office:value-type="float" office:value="1.24">
                <text:p>1.24</text:p>
              </table:table-cell>
              <table:table-cell office:value-type="float" office:value="0.0199999999999978">
                <text:p>0.0199999999999978</text:p>
              </table:table-cell>
              <table:table-cell office:value-type="float" office:value="0.819999999999999">
                <text:p>0.819999999999999</text:p>
              </table:table-cell>
              <table:table-cell office:value-type="float" office:value="8.83999999999999">
                <text:p>8.83999999999999</text:p>
              </table:table-cell>
              <table:table-cell office:value-type="float" office:value="2.12">
                <text:p>2.12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98.91">
                <text:p>98.91</text:p>
              </table:table-cell>
              <table:table-cell office:value-type="float" office:value="39.36">
                <text:p>39.36</text:p>
              </table:table-cell>
              <table:table-cell office:value-type="float" office:value="64.36">
                <text:p>64.36</text:p>
              </table:table-cell>
              <table:table-cell office:value-type="float" office:value="99.47">
                <text:p>99.47</text:p>
              </table:table-cell>
              <table:table-cell office:value-type="float" office:value="8.29">
                <text:p>8.29</text:p>
              </table:table-cell>
              <table:table-cell office:value-type="float" office:value="6.80999999999999">
                <text:p>6.80999999999999</text:p>
              </table:table-cell>
              <table:table-cell office:value-type="float" office:value="99.79">
                <text:p>99.79</text:p>
              </table:table-cell>
              <table:table-cell office:value-type="float" office:value="59.35">
                <text:p>59.35</text:p>
              </table:table-cell>
              <table:table-cell office:value-type="float" office:value="NaN">
                <text:p>NaN</text:p>
              </table:table-cell>
              <table:table-cell office:value-type="float" office:value="43.8188888888889">
                <text:p>43.8188888888889</text:p>
              </table:table-cell>
              <table:table-cell office:value-type="float" office:value="85.2028571428572">
                <text:p>85.2028571428572</text:p>
              </table:table-cell>
            </table:table-row>
            <table:table-row>
              <table:table-cell office:value-type="string">
                <text:p>ISR=15</text:p>
                <draw:g>
                  <svg:desc>ISR.D20:ISR.D20</svg:desc>
                </draw:g>
              </table:table-cell>
              <table:table-cell office:value-type="float" office:value="4.36">
                <text:p>4.36</text:p>
                <draw:g>
                  <svg:desc>ISR.E20:ISR.Y20</svg:desc>
                </draw:g>
              </table:table-cell>
              <table:table-cell office:value-type="float" office:value="98.86">
                <text:p>98.86</text:p>
              </table:table-cell>
              <table:table-cell office:value-type="float" office:value="7.91999999999999">
                <text:p>7.91999999999999</text:p>
              </table:table-cell>
              <table:table-cell office:value-type="float" office:value="2.67999999999999">
                <text:p>2.67999999999999</text:p>
              </table:table-cell>
              <table:table-cell office:value-type="float" office:value="0.149999999999995">
                <text:p>0.149999999999995</text:p>
              </table:table-cell>
              <table:table-cell office:value-type="float" office:value="7.52999999999999">
                <text:p>7.52999999999999</text:p>
              </table:table-cell>
              <table:table-cell office:value-type="float" office:value="31">
                <text:p>31</text:p>
              </table:table-cell>
              <table:table-cell office:value-type="float" office:value="2.23">
                <text:p>2.23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99.2">
                <text:p>99.2</text:p>
              </table:table-cell>
              <table:table-cell office:value-type="float" office:value="55.16">
                <text:p>55.16</text:p>
              </table:table-cell>
              <table:table-cell office:value-type="float" office:value="78.71">
                <text:p>78.71</text:p>
              </table:table-cell>
              <table:table-cell office:value-type="float" office:value="99.47">
                <text:p>99.47</text:p>
              </table:table-cell>
              <table:table-cell office:value-type="float" office:value="51.41">
                <text:p>51.41</text:p>
              </table:table-cell>
              <table:table-cell office:value-type="float" office:value="35.6">
                <text:p>35.6</text:p>
              </table:table-cell>
              <table:table-cell office:value-type="float" office:value="99.79">
                <text:p>99.79</text:p>
              </table:table-cell>
              <table:table-cell office:value-type="float" office:value="67.31">
                <text:p>67.31</text:p>
              </table:table-cell>
              <table:table-cell office:value-type="float" office:value="NaN">
                <text:p>NaN</text:p>
              </table:table-cell>
              <table:table-cell office:value-type="float" office:value="52.2733333333333">
                <text:p>52.2733333333333</text:p>
              </table:table-cell>
              <table:table-cell office:value-type="float" office:value="88.6385714285714">
                <text:p>88.6385714285714</text:p>
              </table:table-cell>
            </table:table-row>
            <table:table-row>
              <table:table-cell office:value-type="string">
                <text:p>ISR=20</text:p>
                <draw:g>
                  <svg:desc>ISR.D21:ISR.D21</svg:desc>
                </draw:g>
              </table:table-cell>
              <table:table-cell office:value-type="float" office:value="25.25">
                <text:p>25.25</text:p>
                <draw:g>
                  <svg:desc>ISR.E21:ISR.Y21</svg:desc>
                </draw:g>
              </table:table-cell>
              <table:table-cell office:value-type="float" office:value="99.58">
                <text:p>99.58</text:p>
              </table:table-cell>
              <table:table-cell office:value-type="float" office:value="15.87">
                <text:p>15.87</text:p>
              </table:table-cell>
              <table:table-cell office:value-type="float" office:value="6.12999999999999">
                <text:p>6.12999999999999</text:p>
              </table:table-cell>
              <table:table-cell office:value-type="float" office:value="0.279999999999991">
                <text:p>0.279999999999991</text:p>
              </table:table-cell>
              <table:table-cell office:value-type="float" office:value="30.65">
                <text:p>30.65</text:p>
              </table:table-cell>
              <table:table-cell office:value-type="float" office:value="51.07">
                <text:p>51.07</text:p>
              </table:table-cell>
              <table:table-cell office:value-type="float" office:value="2.50999999999999">
                <text:p>2.50999999999999</text:p>
              </table:table-cell>
              <table:table-cell office:value-type="float" office:value="99.88">
                <text:p>99.88</text:p>
              </table:table-cell>
              <table:table-cell office:value-type="float" office:value="99.69">
                <text:p>99.69</text:p>
              </table:table-cell>
              <table:table-cell office:value-type="float" office:value="99.27">
                <text:p>99.27</text:p>
              </table:table-cell>
              <table:table-cell office:value-type="float" office:value="73.94">
                <text:p>73.94</text:p>
              </table:table-cell>
              <table:table-cell office:value-type="float" office:value="99.72">
                <text:p>99.72</text:p>
              </table:table-cell>
              <table:table-cell office:value-type="float" office:value="99.53">
                <text:p>99.53</text:p>
              </table:table-cell>
              <table:table-cell office:value-type="float" office:value="95.46">
                <text:p>95.46</text:p>
              </table:table-cell>
              <table:table-cell office:value-type="float" office:value="40.54">
                <text:p>40.54</text:p>
              </table:table-cell>
              <table:table-cell office:value-type="float" office:value="99.79">
                <text:p>99.79</text:p>
              </table:table-cell>
              <table:table-cell office:value-type="float" office:value="75.13">
                <text:p>75.13</text:p>
              </table:table-cell>
              <table:table-cell office:value-type="float" office:value="NaN">
                <text:p>NaN</text:p>
              </table:table-cell>
              <table:table-cell office:value-type="float" office:value="61.905">
                <text:p>61.905</text:p>
              </table:table-cell>
              <table:table-cell office:value-type="float" office:value="92.4614285714286">
                <text:p>92.4614285714286</text:p>
              </table:table-cell>
            </table:table-row>
            <table:table-row>
              <table:table-cell office:value-type="string">
                <text:p>ISR=25</text:p>
                <draw:g>
                  <svg:desc>ISR.D22:ISR.D22</svg:desc>
                </draw:g>
              </table:table-cell>
              <table:table-cell office:value-type="float" office:value="69.03">
                <text:p>69.03</text:p>
                <draw:g>
                  <svg:desc>ISR.E22:ISR.Y22</svg:desc>
                </draw:g>
              </table:table-cell>
              <table:table-cell office:value-type="float" office:value="99.71">
                <text:p>99.71</text:p>
              </table:table-cell>
              <table:table-cell office:value-type="float" office:value="65.94">
                <text:p>65.94</text:p>
              </table:table-cell>
              <table:table-cell office:value-type="float" office:value="12.03">
                <text:p>12.03</text:p>
              </table:table-cell>
              <table:table-cell office:value-type="float" office:value="0.459999999999994">
                <text:p>0.459999999999994</text:p>
              </table:table-cell>
              <table:table-cell office:value-type="float" office:value="48.83">
                <text:p>48.83</text:p>
              </table:table-cell>
              <table:table-cell office:value-type="float" office:value="64.08">
                <text:p>64.08</text:p>
              </table:table-cell>
              <table:table-cell office:value-type="float" office:value="2.88999999999999">
                <text:p>2.88999999999999</text:p>
              </table:table-cell>
              <table:table-cell office:value-type="float" office:value="99.88">
                <text:p>99.88</text:p>
              </table:table-cell>
              <table:table-cell office:value-type="float" office:value="99.69">
                <text:p>99.69</text:p>
              </table:table-cell>
              <table:table-cell office:value-type="float" office:value="99.35">
                <text:p>99.35</text:p>
              </table:table-cell>
              <table:table-cell office:value-type="float" office:value="86.4">
                <text:p>86.4</text:p>
              </table:table-cell>
              <table:table-cell office:value-type="float" office:value="99.75">
                <text:p>99.75</text:p>
              </table:table-cell>
              <table:table-cell office:value-type="float" office:value="99.58">
                <text:p>99.58</text:p>
              </table:table-cell>
              <table:table-cell office:value-type="float" office:value="99.48">
                <text:p>99.48</text:p>
              </table:table-cell>
              <table:table-cell office:value-type="float" office:value="41.42">
                <text:p>41.42</text:p>
              </table:table-cell>
              <table:table-cell office:value-type="float" office:value="99.87">
                <text:p>99.87</text:p>
              </table:table-cell>
              <table:table-cell office:value-type="float" office:value="82.7">
                <text:p>82.7</text:p>
              </table:table-cell>
              <table:table-cell office:value-type="float" office:value="NaN">
                <text:p>NaN</text:p>
              </table:table-cell>
              <table:table-cell office:value-type="float" office:value="70.6161111111111">
                <text:p>70.6161111111111</text:p>
              </table:table-cell>
              <table:table-cell office:value-type="float" office:value="95.3528571428572">
                <text:p>95.35285714285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